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3" style:family="table">
      <style:table-properties style:width="14.94cm" table:align="center"/>
    </style:style>
    <style:style style:name="Table13.A" style:family="table-column">
      <style:table-column-properties style:column-width="4.731cm"/>
    </style:style>
    <style:style style:name="Table13.B" style:family="table-column">
      <style:table-column-properties style:column-width="10.209cm"/>
    </style:style>
    <style:style style:name="Table13.1" style:family="table-row">
      <style:table-row-properties fo:background-color="#0000ff">
        <style:background-image/>
      </style:table-row-properties>
    </style:style>
    <style:style style:name="Table1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4" style:family="table">
      <style:table-properties style:width="14.94cm" table:align="center"/>
    </style:style>
    <style:style style:name="Table14.A" style:family="table-column">
      <style:table-column-properties style:column-width="4.731cm"/>
    </style:style>
    <style:style style:name="Table14.B" style:family="table-column">
      <style:table-column-properties style:column-width="10.209cm"/>
    </style:style>
    <style:style style:name="Table14.1" style:family="table-row">
      <style:table-row-properties fo:background-color="#0000ff">
        <style:background-image/>
      </style:table-row-properties>
    </style:style>
    <style:style style:name="Table1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7" style:family="table">
      <style:table-properties style:width="14.94cm" table:align="center"/>
    </style:style>
    <style:style style:name="Table7.A" style:family="table-column">
      <style:table-column-properties style:column-width="4.731cm"/>
    </style:style>
    <style:style style:name="Table7.B" style:family="table-column">
      <style:table-column-properties style:column-width="10.209cm"/>
    </style:style>
    <style:style style:name="Table7.1" style:family="table-row">
      <style:table-row-properties fo:background-color="#0000ff" style:keep-together="false" fo:keep-together="always">
        <style:background-image/>
      </style:table-row-properties>
    </style:style>
    <style:style style:name="Table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7.2" style:family="table-row">
      <style:table-row-properties style:keep-together="false" fo:keep-together="always"/>
    </style:style>
    <style:style style:name="Table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3" style:family="table">
      <style:table-properties style:width="14.94cm" table:align="center"/>
    </style:style>
    <style:style style:name="Table3.A" style:family="table-column">
      <style:table-column-properties style:column-width="4.731cm"/>
    </style:style>
    <style:style style:name="Table3.B" style:family="table-column">
      <style:table-column-properties style:column-width="10.209cm"/>
    </style:style>
    <style:style style:name="Table3.1" style:family="table-row">
      <style:table-row-properties fo:background-color="#0000ff" style:keep-together="false" fo:keep-together="always">
        <style:background-image/>
      </style:table-row-properties>
    </style:style>
    <style:style style:name="Table3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3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3.2" style:family="table-row">
      <style:table-row-properties style:keep-together="false" fo:keep-together="always"/>
    </style:style>
    <style:style style:name="Table3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3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0" style:family="table">
      <style:table-properties style:width="14.938cm" fo:margin-left="1.307cm" fo:margin-right="1.344cm" table:align="margins"/>
    </style:style>
    <style:style style:name="Table10.A" style:family="table-column">
      <style:table-column-properties style:column-width="4.26cm" style:rel-column-width="18687*"/>
    </style:style>
    <style:style style:name="Table10.B" style:family="table-column">
      <style:table-column-properties style:column-width="10.679cm" style:rel-column-width="46848*"/>
    </style:style>
    <style:style style:name="Table10.1" style:family="table-row">
      <style:table-row-properties fo:background-color="#0000ff">
        <style:background-image/>
      </style:table-row-properties>
    </style:style>
    <style:style style:name="Table10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0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0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0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1" style:family="table">
      <style:table-properties style:width="14.938cm" fo:margin-left="1.307cm" fo:margin-right="1.344cm" table:align="margins"/>
    </style:style>
    <style:style style:name="Table11.A" style:family="table-column">
      <style:table-column-properties style:column-width="4.26cm" style:rel-column-width="18687*"/>
    </style:style>
    <style:style style:name="Table11.B" style:family="table-column">
      <style:table-column-properties style:column-width="10.679cm" style:rel-column-width="46848*"/>
    </style:style>
    <style:style style:name="Table11.1" style:family="table-row">
      <style:table-row-properties fo:background-color="#0000ff">
        <style:background-image/>
      </style:table-row-properties>
    </style:style>
    <style:style style:name="Table1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4" style:family="table">
      <style:table-properties style:width="14.938cm" fo:margin-left="1.307cm" fo:margin-right="1.344cm" table:align="margins"/>
    </style:style>
    <style:style style:name="Table4.A" style:family="table-column">
      <style:table-column-properties style:column-width="4.26cm" style:rel-column-width="18687*"/>
    </style:style>
    <style:style style:name="Table4.B" style:family="table-column">
      <style:table-column-properties style:column-width="10.679cm" style:rel-column-width="46848*"/>
    </style:style>
    <style:style style:name="Table4.1" style:family="table-row">
      <style:table-row-properties fo:background-color="#0000ff">
        <style:background-image/>
      </style:table-row-properties>
    </style:style>
    <style:style style:name="Table4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4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4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4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5" style:family="table">
      <style:table-properties style:width="14.938cm" fo:margin-left="1.307cm" fo:margin-right="1.344cm" table:align="margins"/>
    </style:style>
    <style:style style:name="Table15.A" style:family="table-column">
      <style:table-column-properties style:column-width="4.26cm" style:rel-column-width="18687*"/>
    </style:style>
    <style:style style:name="Table15.B" style:family="table-column">
      <style:table-column-properties style:column-width="10.679cm" style:rel-column-width="46848*"/>
    </style:style>
    <style:style style:name="Table15.1" style:family="table-row">
      <style:table-row-properties fo:background-color="#0000ff">
        <style:background-image/>
      </style:table-row-properties>
    </style:style>
    <style:style style:name="Table1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" style:family="table">
      <style:table-properties style:width="14.938cm" fo:margin-left="1.307cm" fo:margin-right="1.344cm" table:align="margins"/>
    </style:style>
    <style:style style:name="Table1.A" style:family="table-column">
      <style:table-column-properties style:column-width="4.26cm" style:rel-column-width="18687*"/>
    </style:style>
    <style:style style:name="Table1.B" style:family="table-column">
      <style:table-column-properties style:column-width="10.679cm" style:rel-column-width="46848*"/>
    </style:style>
    <style:style style:name="Table1.1" style:family="table-row">
      <style:table-row-properties fo:background-color="#0000ff">
        <style:background-image/>
      </style:table-row-properties>
    </style:style>
    <style:style style:name="Table1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5" style:family="table">
      <style:table-properties style:width="14.938cm" fo:margin-left="1.307cm" fo:margin-right="1.344cm" table:align="margins"/>
    </style:style>
    <style:style style:name="Table5.A" style:family="table-column">
      <style:table-column-properties style:column-width="4.26cm" style:rel-column-width="18687*"/>
    </style:style>
    <style:style style:name="Table5.B" style:family="table-column">
      <style:table-column-properties style:column-width="10.679cm" style:rel-column-width="46848*"/>
    </style:style>
    <style:style style:name="Table5.1" style:family="table-row">
      <style:table-row-properties fo:background-color="#0000ff">
        <style:background-image/>
      </style:table-row-properties>
    </style:style>
    <style:style style:name="Table5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5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5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5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2" style:family="table">
      <style:table-properties style:width="14.938cm" fo:margin-left="1.307cm" fo:margin-right="1.344cm" table:align="margins"/>
    </style:style>
    <style:style style:name="Table2.A" style:family="table-column">
      <style:table-column-properties style:column-width="4.26cm" style:rel-column-width="18687*"/>
    </style:style>
    <style:style style:name="Table2.B" style:family="table-column">
      <style:table-column-properties style:column-width="10.679cm" style:rel-column-width="46848*"/>
    </style:style>
    <style:style style:name="Table2.1" style:family="table-row">
      <style:table-row-properties fo:background-color="#0000ff">
        <style:background-image/>
      </style:table-row-properties>
    </style:style>
    <style:style style:name="Table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6" style:family="table">
      <style:table-properties style:width="14.938cm" fo:margin-left="1.307cm" fo:margin-right="1.344cm" table:align="margins"/>
    </style:style>
    <style:style style:name="Table6.A" style:family="table-column">
      <style:table-column-properties style:column-width="4.26cm" style:rel-column-width="18687*"/>
    </style:style>
    <style:style style:name="Table6.B" style:family="table-column">
      <style:table-column-properties style:column-width="10.679cm" style:rel-column-width="46848*"/>
    </style:style>
    <style:style style:name="Table6.1" style:family="table-row">
      <style:table-row-properties fo:background-color="#0000ff">
        <style:background-image/>
      </style:table-row-properties>
    </style:style>
    <style:style style:name="Table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8" style:family="table">
      <style:table-properties style:width="14.938cm" fo:margin-left="1.307cm" fo:margin-right="1.344cm" table:align="margins"/>
    </style:style>
    <style:style style:name="Table8.A" style:family="table-column">
      <style:table-column-properties style:column-width="4.26cm" style:rel-column-width="18687*"/>
    </style:style>
    <style:style style:name="Table8.B" style:family="table-column">
      <style:table-column-properties style:column-width="10.679cm" style:rel-column-width="46848*"/>
    </style:style>
    <style:style style:name="Table8.1" style:family="table-row">
      <style:table-row-properties fo:background-color="#0000ff">
        <style:background-image/>
      </style:table-row-properties>
    </style:style>
    <style:style style:name="Table8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8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8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8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9" style:family="table">
      <style:table-properties style:width="14.938cm" fo:margin-left="1.307cm" fo:margin-right="1.344cm" table:align="margins"/>
    </style:style>
    <style:style style:name="Table9.A" style:family="table-column">
      <style:table-column-properties style:column-width="4.26cm" style:rel-column-width="18687*"/>
    </style:style>
    <style:style style:name="Table9.B" style:family="table-column">
      <style:table-column-properties style:column-width="10.679cm" style:rel-column-width="46848*"/>
    </style:style>
    <style:style style:name="Table9.1" style:family="table-row">
      <style:table-row-properties fo:background-color="#0000ff">
        <style:background-image/>
      </style:table-row-properties>
    </style:style>
    <style:style style:name="Table9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9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9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9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2" style:family="table">
      <style:table-properties style:width="14.938cm" fo:margin-left="1.307cm" fo:margin-right="1.344cm" table:align="margins"/>
    </style:style>
    <style:style style:name="Table12.A" style:family="table-column">
      <style:table-column-properties style:column-width="3.526cm" style:rel-column-width="15468*"/>
    </style:style>
    <style:style style:name="Table12.B" style:family="table-column">
      <style:table-column-properties style:column-width="11.412cm" style:rel-column-width="50067*"/>
    </style:style>
    <style:style style:name="Table12.1" style:family="table-row">
      <style:table-row-properties fo:background-color="#0000ff">
        <style:background-image/>
      </style:table-row-properties>
    </style:style>
    <style:style style:name="Table12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2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2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2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6" style:family="table">
      <style:table-properties style:width="14.94cm" table:align="center"/>
    </style:style>
    <style:style style:name="Table16.A" style:family="table-column">
      <style:table-column-properties style:column-width="4.731cm"/>
    </style:style>
    <style:style style:name="Table16.B" style:family="table-column">
      <style:table-column-properties style:column-width="10.209cm"/>
    </style:style>
    <style:style style:name="Table16.1" style:family="table-row">
      <style:table-row-properties fo:background-color="#0000ff">
        <style:background-image/>
      </style:table-row-properties>
    </style:style>
    <style:style style:name="Table16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6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6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6.B2" style:family="table-cell">
      <style:table-cell-properties fo:padding="0.097cm" fo:border-left="0.002cm solid #0000ff" fo:border-right="0.002cm solid #0000ff" fo:border-top="none" fo:border-bottom="0.002cm solid #0000ff"/>
    </style:style>
    <style:style style:name="Table17" style:family="table">
      <style:table-properties style:width="14.938cm" fo:margin-left="1.307cm" fo:margin-right="1.344cm" table:align="margins"/>
    </style:style>
    <style:style style:name="Table17.A" style:family="table-column">
      <style:table-column-properties style:column-width="4.26cm" style:rel-column-width="18687*"/>
    </style:style>
    <style:style style:name="Table17.B" style:family="table-column">
      <style:table-column-properties style:column-width="10.679cm" style:rel-column-width="46848*"/>
    </style:style>
    <style:style style:name="Table17.1" style:family="table-row">
      <style:table-row-properties fo:background-color="#0000ff">
        <style:background-image/>
      </style:table-row-properties>
    </style:style>
    <style:style style:name="Table17.A1" style:family="table-cell">
      <style:table-cell-properties fo:padding="0.097cm" fo:border-left="0.002cm solid #0000ff" fo:border-right="none" fo:border-top="0.002cm solid #0000ff" fo:border-bottom="0.002cm solid #0000ff"/>
    </style:style>
    <style:style style:name="Table17.B1" style:family="table-cell">
      <style:table-cell-properties fo:padding="0.097cm" fo:border-left="0.002cm solid #ffffff" fo:border-right="0.002cm solid #0000ff" fo:border-top="0.002cm solid #0000ff" fo:border-bottom="0.002cm solid #0000ff"/>
    </style:style>
    <style:style style:name="Table17.A2" style:family="table-cell">
      <style:table-cell-properties style:vertical-align="middle" fo:padding="0.097cm" fo:border-left="0.002cm solid #0000ff" fo:border-right="none" fo:border-top="none" fo:border-bottom="0.002cm solid #0000ff"/>
    </style:style>
    <style:style style:name="Table17.B2" style:family="table-cell">
      <style:table-cell-properties fo:padding="0.097cm" fo:border-left="0.002cm solid #0000ff" fo:border-right="0.002cm solid #0000ff" fo:border-top="none" fo:border-bottom="0.002cm solid #0000ff"/>
    </style:style>
    <style:style style:name="P1" style:family="paragraph" style:parent-style-name="Class_20_Footer">
      <style:text-properties fo:background-color="#ffffff"/>
    </style:style>
    <style:style style:name="P2" style:family="paragraph" style:parent-style-name="Method_20_Body">
      <style:paragraph-properties fo:margin-left="0cm" fo:margin-right="0cm" fo:text-indent="0cm" style:auto-text-indent="false"/>
    </style:style>
    <style:style style:name="P3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4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5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size-asian="11pt" style:font-size-complex="11pt"/>
    </style:style>
    <style:style style:name="P6" style:family="paragraph" style:parent-style-name="Method_20_Code_20_Listing">
      <style:text-properties fo:color="#000080"/>
    </style:style>
    <style:style style:name="P7" style:family="paragraph" style:parent-style-name="Code_20_Listing">
      <style:text-properties fo:color="#000080"/>
    </style:style>
    <style:style style:name="P8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9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fo:color="#000080" fo:font-size="11pt" fo:font-weight="bold" fo:background-color="transparent" style:font-size-asian="11pt" style:font-weight-asian="bold" style:font-size-complex="11pt" style:font-weight-complex="bold"/>
    </style:style>
    <style:style style:name="P14" style:family="paragraph" style:parent-style-name="Method_20_Body">
      <style:paragraph-properties fo:margin-left="1.251cm" fo:margin-right="0cm" fo:text-indent="0cm" style:auto-text-indent="false"/>
    </style:style>
    <style:style style:name="P15" style:family="paragraph" style:parent-style-name="Criteria_20_Body" style:list-style-name="L1"/>
    <style:style style:name="P16" style:family="paragraph" style:parent-style-name="Coding_20_Title">
      <style:paragraph-properties fo:break-before="page"/>
    </style:style>
    <style:style style:name="P17" style:family="paragraph" style:parent-style-name="Method_20_Title">
      <style:paragraph-properties fo:break-before="page"/>
    </style:style>
    <style:style style:name="P18" style:family="paragraph" style:parent-style-name="Method_20_Body" style:list-style-name="L1"/>
    <style:style style:name="P19" style:family="paragraph" style:parent-style-name="Method_20_Body">
      <style:paragraph-properties fo:margin-left="0cm" fo:margin-right="0cm" fo:text-indent="0cm" style:auto-text-indent="false"/>
    </style:style>
    <style:style style:name="P20" style:family="paragraph" style:parent-style-name="Method_20_Body">
      <style:paragraph-properties fo:margin-left="0cm" fo:margin-right="0cm" fo:text-indent="0cm" style:auto-text-indent="false"/>
      <style:text-properties fo:color="#0000ff"/>
    </style:style>
    <style:style style:name="P21" style:family="paragraph" style:parent-style-name="Method_20_Body">
      <style:paragraph-properties fo:margin-left="0cm" fo:margin-right="0cm" fo:text-indent="0cm" style:auto-text-indent="false"/>
      <style:text-properties fo:color="#0000ff" style:font-name="DejaVu Serif2" fo:font-size="11pt" style:font-name-asian="Monospace" style:font-size-asian="11pt" style:font-name-complex="Monospace" style:font-size-complex="11pt"/>
    </style:style>
    <style:style style:name="P22" style:family="paragraph" style:parent-style-name="Method_20_Body">
      <style:paragraph-properties fo:margin-left="1.251cm" fo:margin-right="0cm" fo:text-indent="0cm" style:auto-text-indent="false"/>
    </style:style>
    <style:style style:name="P23" style:family="paragraph" style:parent-style-name="Method_20_Code_20_Listing">
      <style:text-properties fo:color="#000080"/>
    </style:style>
    <style:style style:name="P24" style:family="paragraph" style:parent-style-name="Code_20_Listing">
      <style:text-properties fo:color="#000080"/>
    </style:style>
    <style:style style:name="P25" style:family="paragraph" style:parent-style-name="Code_20_Listing">
      <style:paragraph-properties fo:break-before="page"/>
      <style:text-properties fo:color="#000080"/>
    </style:style>
    <style:style style:name="P26" style:family="paragraph" style:parent-style-name="Code_20_Listing">
      <style:paragraph-properties fo:margin-left="0.3cm" fo:margin-right="0cm" fo:text-indent="0cm" style:auto-text-indent="false"/>
      <style:text-properties fo:color="#000080"/>
    </style:style>
    <style:style style:name="P27" style:family="paragraph" style:parent-style-name="Code_20_Listing">
      <style:paragraph-properties fo:margin-left="0cm" fo:margin-right="0cm" fo:text-indent="0cm" style:auto-text-indent="false" fo:break-before="page"/>
      <style:text-properties fo:color="#000080"/>
    </style:style>
    <style:style style:name="P28" style:family="paragraph" style:parent-style-name="Code_20_Listing">
      <style:paragraph-properties fo:margin-left="0cm" fo:margin-right="0cm" fo:text-indent="0cm" style:auto-text-indent="false"/>
      <style:text-properties fo:color="#000080"/>
    </style:style>
    <style:style style:name="P29" style:family="paragraph" style:parent-style-name="Table_20_Contents">
      <style:paragraph-properties fo:text-align="start" style:justify-single-word="false"/>
      <style:text-properties fo:color="#ffffff" fo:font-size="10pt" style:text-underline-style="none" fo:font-weight="bold" fo:background-color="#0000ff" style:font-weight-asian="normal" style:font-weight-complex="bold"/>
    </style:style>
    <style:style style:name="P30" style:family="paragraph" style:parent-style-name="Table_20_Contents">
      <style:text-properties fo:color="#00ae00" fo:font-size="11pt" fo:font-weight="bold" fo:background-color="transparent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fo:color="#0000ff" style:font-name="DejaVu Serif2" fo:font-size="11pt" fo:font-weight="bold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fo:font-size="11pt" fo:font-weight="bold" fo:background-color="transparent" style:font-size-asian="11pt" style:font-weight-asian="bold" style:font-size-complex="11pt" style:font-weight-complex="bold"/>
    </style:style>
    <style:style style:name="P33" style:family="paragraph" style:parent-style-name="Method_20_Listing_20_Title">
      <style:paragraph-properties fo:break-before="page"/>
    </style:style>
    <style:style style:name="P34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80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style:font-name="DejaVu Serif2" fo:font-size="11pt" style:font-name-asian="Monospace" style:font-size-asian="11pt" style:font-name-complex="Monospace" style:font-size-complex="11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color="#660000"/>
    </style:style>
    <style:style style:name="T9" style:family="text">
      <style:text-properties fo:color="#0000ff"/>
    </style:style>
    <style:style style:name="T10" style:family="text">
      <style:text-properties fo:color="#008200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1pt" fo:font-weight="normal" style:font-size-asian="11pt" style:font-weight-asian="normal" style:font-size-complex="11pt" style:font-weight-complex="normal"/>
    </style:style>
    <style:style style:name="T13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color="#80808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Class_20_Title" text:outline-level="1">LLRBTree\LLRBNode</text:h>
      <text:p text:style-name="Class_20_Description"/>
      <text:p text:style-name="Class_20_Description">The <text:span text:style-name="Class_20_Variables"><text:span text:style-name="T4">LLRBTree\LLRBNode</text:span></text:span> class is a base class containing both abstract class templates and implemented, dummy methods which return false or negative results. <text:s/>The <text:span text:style-name="Class_20_Variables">LLRBTree\LLRBNode</text:span> class is designed to be extended.</text:p>
      <text:p text:style-name="Class_20_Description"/>
      <text:h text:style-name="Criteria_20_Title" text:outline-level="2">Design criteria and considerations.</text:h>
      <text:p text:style-name="Criteria_20_Body"/>
      <text:p text:style-name="Criteria_20_Body">Among the design considerations for the <text:span text:style-name="Class_20_Variables">LLRBTree\LLRBNode</text:span> class are:</text:p>
      <text:p text:style-name="Criteria_20_Body"/>
      <text:list xml:id="list735447424" text:style-name="L1">
        <text:list-item>
          <text:p text:style-name="P15">Uses the <text:span text:style-name="Class_20_Variables">Library\LLRBTree</text:span> namespace;</text:p>
        </text:list-item>
        <text:list-item>
          <text:p text:style-name="P34">Uses <text:span text:style-name="Class_20_Variables">Library\Error</text:span>;</text:p>
        </text:list-item>
        <text:list-item>
          <text:p text:style-name="P18">Extends the <text:span text:style-name="Class_20_Variables">LLRBTree\bNode</text:span> class.</text:p>
        </text:list-item>
      </text:list>
      <text:p text:style-name="Standard"/>
      <text:h text:style-name="P33" text:outline-level="4">Class Constants</text:h>
      <text:p text:style-name="Method_20_Body"/>
      <text:p text:style-name="Method_20_Body">The <text:span text:style-name="Class_20_Variables">LLRBTree\LLRBNode</text:span> class extends the <text:span text:style-name="Class_20_Variables">LLRBTree\bNode</text:span> class and inherits the following properties:</text:p>
      <text:p text:style-name="Method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8">Constant</text:p>
          </table:table-cell>
          <table:table-cell table:style-name="Table13.B1" office:value-type="string">
            <text:p text:style-name="P8">Description</text:p>
          </table:table-cell>
        </table:table-row>
        <table:table-row>
          <table:table-cell table:style-name="Table13.A2" office:value-type="string">
            <text:p text:style-name="P13">RED</text:p>
          </table:table-cell>
          <table:table-cell table:style-name="Table13.B2" office:value-type="string">
            <text:p text:style-name="P3">A LLRBTree <text:span text:style-name="T1">Red</text:span> node.</text:p>
          </table:table-cell>
        </table:table-row>
        <table:table-row>
          <table:table-cell table:style-name="Table13.A2" office:value-type="string">
            <text:p text:style-name="P13">BLACK</text:p>
          </table:table-cell>
          <table:table-cell table:style-name="Table13.B2" office:value-type="string">
            <text:p text:style-name="Method_20_Table_20_Description">A LLRBTree <text:span text:style-name="T1">Black</text:span> node.</text:p>
          </table:table-cell>
        </table:table-row>
        <table:table-row>
          <table:table-cell table:style-name="Table13.A2" office:value-type="string">
            <text:p text:style-name="P13">LEFT</text:p>
          </table:table-cell>
          <table:table-cell table:style-name="Table13.B2" office:value-type="string">
            <text:p text:style-name="P2">A LLRBTree <text:span text:style-name="T1">Left</text:span> node.</text:p>
          </table:table-cell>
        </table:table-row>
        <table:table-row>
          <table:table-cell table:style-name="Table13.A2" office:value-type="string">
            <text:p text:style-name="P13">RIGHT</text:p>
          </table:table-cell>
          <table:table-cell table:style-name="Table13.B2" office:value-type="string">
            <text:p text:style-name="P2">A LLRBTree <text:span text:style-name="T1">Right</text:span> node.</text:p>
          </table:table-cell>
        </table:table-row>
      </table:table>
      <text:p text:style-name="Standard"/>
      <text:p text:style-name="Method_20_Body"/>
      <text:h text:style-name="Method_20_Listing_20_Title" text:outline-level="4">Class Properties</text:h>
      <text:p text:style-name="Method_20_Body"/>
      <text:p text:style-name="Method_20_Body">The <text:span text:style-name="Class_20_Variables">LLRBTree\LLRBNode</text:span> class defines the following properties:</text:p>
      <text:p text:style-name="Method_20_Body"/>
      <text:p text:style-name="Method_20_Body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8">Property</text:p>
          </table:table-cell>
          <table:table-cell table:style-name="Table14.B1" office:value-type="string">
            <text:p text:style-name="P8">Description</text:p>
          </table:table-cell>
        </table:table-row>
        <table:table-row>
          <table:table-cell table:style-name="Table14.A2" office:value-type="string">
            <text:p text:style-name="P12">$ndetail</text:p>
          </table:table-cell>
          <table:table-cell table:style-name="Table14.B2" office:value-type="string">
            <text:p text:style-name="P3"><text:span text:style-name="T5">Detail flag for __toString method</text:span>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>Inherited Class Properties</text:h>
      <text:p text:style-name="Method_20_Body"/>
      <text:p text:style-name="Method_20_Body">The <text:span text:style-name="Class_20_Variables">LLRBTree\LLRBNode</text:span> class extends the <text:span text:style-name="Class_20_Variables">LLRBTree\bNode</text:span> class and inherits the following properties:</text:p>
      <text:p text:style-name="Method_20_Body"/>
      <text:p text:style-name="Method_20_Body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8">Property</text:p>
          </table:table-cell>
          <table:table-cell table:style-name="Table16.B1" office:value-type="string">
            <text:p text:style-name="P8">Description</text:p>
          </table:table-cell>
        </table:table-row>
        <table:table-row>
          <table:table-cell table:style-name="Table16.A2" office:value-type="string">
            <text:p text:style-name="P12">$nkey</text:p>
          </table:table-cell>
          <table:table-cell table:style-name="Table16.B2" office:value-type="string">
            <text:p text:style-name="P3"><text:span text:style-name="T5">The key property</text:span>.</text:p>
          </table:table-cell>
        </table:table-row>
        <table:table-row>
          <table:table-cell table:style-name="Table16.A2" office:value-type="string">
            <text:p text:style-name="P12">$ndata</text:p>
          </table:table-cell>
          <table:table-cell table:style-name="Table16.B2" office:value-type="string">
            <text:p text:style-name="Method_20_Table_20_Description">The data property.</text:p>
          </table:table-cell>
        </table:table-row>
        <table:table-row>
          <table:table-cell table:style-name="Table16.A2" office:value-type="string">
            <text:p text:style-name="P12">$nflag</text:p>
          </table:table-cell>
          <table:table-cell table:style-name="Table16.B2" office:value-type="string">
            <text:p text:style-name="P2">The flag property.</text:p>
          </table:table-cell>
        </table:table-row>
        <table:table-row>
          <table:table-cell table:style-name="Table16.A2" office:value-type="string">
            <text:p text:style-name="P12">$nleft</text:p>
          </table:table-cell>
          <table:table-cell table:style-name="Table16.B2" office:value-type="string">
            <text:p text:style-name="P2">The left node link property.</text:p>
          </table:table-cell>
        </table:table-row>
        <table:table-row>
          <table:table-cell table:style-name="Table16.A2" office:value-type="string">
            <text:p text:style-name="P12">$nright</text:p>
          </table:table-cell>
          <table:table-cell table:style-name="Table16.B2" office:value-type="string">
            <text:p text:style-name="P2">The right node link property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/>
      <text:h text:style-name="P33" text:outline-level="4">Class Methods</text:h>
      <text:p text:style-name="Method_20_Body"/>
      <text:p text:style-name="Method_20_Body">The <text:span text:style-name="Class_20_Variables">LLRBTree\LLRBNode</text:span> class defines the following methods:</text:p>
      <text:p text:style-name="Method_20_Body"/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8">Method</text:p>
            </table:table-cell>
            <table:table-cell table:style-name="Table7.B1" office:value-type="string">
              <text:p text:style-name="P8">Description</text:p>
            </table:table-cell>
          </table:table-row>
        </table:table-header-rows>
        <table:table-row table:style-name="Table7.2">
          <table:table-cell table:style-name="Table7.A2" office:value-type="string">
            <text:p text:style-name="P9"><text:a xlink:type="simple" xlink:href="#__construct">__construct</text:a></text:p>
          </table:table-cell>
          <table:table-cell table:style-name="Table7.B2" office:value-type="string">
            <text:p text:style-name="Method_20_Table_20_Description">Class constructor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__destruct">__destruct</text:a></text:p>
          </table:table-cell>
          <table:table-cell table:style-name="Table7.B2" office:value-type="string">
            <text:p text:style-name="Method_20_Table_20_Description">Class destructor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__get">__get</text:a></text:p>
          </table:table-cell>
          <table:table-cell table:style-name="Table7.B2" office:value-type="string">
            <text:p text:style-name="Method_20_Table_20_Description">Gets a property's current setting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__set">__set</text:a></text:p>
          </table:table-cell>
          <table:table-cell table:style-name="Table7.B2" office:value-type="string">
            <text:p text:style-name="Method_20_Table_20_Description">Sets a property to the supplied value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__toString">__toString</text:a></text:p>
          </table:table-cell>
          <table:table-cell table:style-name="Table7.B2" office:value-type="string">
            <text:p text:style-name="Method_20_Table_20_Description">Returns a printable string containing the class property settings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compare">compare</text:a></text:p>
          </table:table-cell>
          <table:table-cell table:style-name="Table7.B2" office:value-type="string">
            <text:p text:style-name="P2">Compares key property with specified key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key">key</text:a></text:p>
          </table:table-cell>
          <table:table-cell table:style-name="Table7.B2" office:value-type="string">
            <text:p text:style-name="P2">(Sets and returns) the node key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data">data</text:a></text:p>
          </table:table-cell>
          <table:table-cell table:style-name="Table7.B2" office:value-type="string">
            <text:p text:style-name="P2">(Sets and) returns the node data value.</text:p>
          </table:table-cell>
        </table:table-row>
        <table:table-row table:style-name="Table7.2">
          <table:table-cell table:style-name="Table7.A2" office:value-type="string">
            <text:p text:style-name="P9">setNull</text:p>
          </table:table-cell>
          <table:table-cell table:style-name="Table7.B2" office:value-type="string">
            <text:p text:style-name="P2">Sets the node data value to null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left">left</text:a></text:p>
          </table:table-cell>
          <table:table-cell table:style-name="Table7.B2" office:value-type="string">
            <text:p text:style-name="P2">(Sets and) returns the left child node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right">right</text:a></text:p>
          </table:table-cell>
          <table:table-cell table:style-name="Table7.B2" office:value-type="string">
            <text:p text:style-name="P2">(Sets and) returns the right child node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flag">flag</text:a></text:p>
          </table:table-cell>
          <table:table-cell table:style-name="Table7.B2" office:value-type="string">
            <text:p text:style-name="P2">(Sets and) returns the flag.</text:p>
          </table:table-cell>
        </table:table-row>
        <table:table-row table:style-name="Table7.2">
          <table:table-cell table:style-name="Table7.A2" office:value-type="string">
            <text:p text:style-name="P9"><text:a xlink:type="simple" xlink:href="#showDetail">showDetail</text:a></text:p>
          </table:table-cell>
          <table:table-cell table:style-name="Table7.B2" office:value-type="string">
            <text:p text:style-name="P2">(Sets and) returns the detail flag setting.</text:p>
          </table:table-cell>
        </table:table-row>
      </table:table>
      <text:p text:style-name="Standard"/>
      <text:h text:style-name="Method_20_Listing_20_Title" text:outline-level="4"/>
      <text:h text:style-name="Method_20_Listing_20_Title" text:outline-level="4">Inherited Class Methods</text:h>
      <text:p text:style-name="Method_20_Body"/>
      <text:p text:style-name="Method_20_Body">The <text:span text:style-name="Class_20_Variables">LLRBTree\LLRBNode</text:span> class extends the <text:span text:style-name="Class_20_Variables">LLRBTree\bNode</text:span> class and inherits the following methods:</text:p>
      <text:p text:style-name="Method_20_Body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8">Method</text:p>
            </table:table-cell>
            <table:table-cell table:style-name="Table3.B1" office:value-type="string">
              <text:p text:style-name="P8">Description</text:p>
            </table:table-cell>
          </table:table-row>
        </table:table-header-rows>
        <table:table-row table:style-name="Table3.2">
          <table:table-cell table:style-name="Table3.A2" office:value-type="string">
            <text:p text:style-name="P9"><text:a xlink:type="simple" xlink:href="#__construct">__construct</text:a></text:p>
          </table:table-cell>
          <table:table-cell table:style-name="Table3.B2" office:value-type="string">
            <text:p text:style-name="Method_20_Table_20_Description">Class constructor</text:p>
          </table:table-cell>
        </table:table-row>
        <table:table-row table:style-name="Table3.2">
          <table:table-cell table:style-name="Table3.A2" office:value-type="string">
            <text:p text:style-name="P9"><text:a xlink:type="simple" xlink:href="#__destruct">__destruct</text:a></text:p>
          </table:table-cell>
          <table:table-cell table:style-name="Table3.B2" office:value-type="string">
            <text:p text:style-name="Method_20_Table_20_Description">Class destructor</text:p>
          </table:table-cell>
        </table:table-row>
        <table:table-row table:style-name="Table3.2">
          <table:table-cell table:style-name="Table3.A2" office:value-type="string">
            <text:p text:style-name="P9"><text:a xlink:type="simple" xlink:href="#compare">compare</text:a></text:p>
          </table:table-cell>
          <table:table-cell table:style-name="Table3.B2" office:value-type="string">
            <text:p text:style-name="P2">Compares key property with specified key.</text:p>
          </table:table-cell>
        </table:table-row>
      </table:table>
      <text:p text:style-name="Standard"/>
      <text:h text:style-name="P17" text:outline-level="5"><text:bookmark-start text:name="__construct"/>__construct<text:bookmark-end text:name="__construct"/></text:h>
      <text:p text:style-name="Method_20_Body"/>
      <text:p text:style-name="Method_20_Body">Class constructor.</text:p>
      <text:p text:style-name="Method_20_Body"/>
      <text:p text:style-name="P6">/**</text:p>
      <text:p text:style-name="P6"><text:s/>* __construct.</text:p>
      <text:p text:style-name="P6"><text:s/>* </text:p>
      <text:p text:style-name="P6"><text:s/>* Create the class object.</text:p>
      <text:p text:style-name="Method_20_Code_20_Listing"><text:s/>* <text:span text:style-name="T1">@param</text:span> mixed $key = object key.</text:p>
      <text:p text:style-name="Method_20_Code_20_Listing"><text:s/>* <text:span text:style-name="T1">@param</text:span> mixed $data = (optional) object data.</text:p>
      <text:p text:style-name="Method_20_Code_20_Listing"><text:s/>* <text:span text:style-name="T1">@param</text:span> boolean $ndetail = (optional) detail flag</text:p>
      <text:p text:style-name="Method_20_Code_20_Listing"><text:s/>*/</text:p>
      <text:p text:style-name="P6">public function __construct($key, $data=null, $ndetail=false)</text:p>
      <text:p text:style-name="P6">{</text:p>
      <text:p text:style-name="P6"><text:tab/>parent::__construct($key, $data, self::RED);</text:p>
      <text:p text:style-name="P6"><text:tab/>$this-&gt;ndetail = $ndetail;</text:p>
      <text:p text:style-name="P6">}</text:p>
      <text:p text:style-name="Method_20_Body"/>
      <text:p text:style-name="Method_20_Body">The <text:span text:style-name="T1">__construct</text:span> method expects a single, mandatory parameter:</text:p>
      <text:p text:style-name="Method_20_Body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8">Properties</text:p>
          </table:table-cell>
          <table:table-cell table:style-name="Table10.B1" office:value-type="string">
            <text:p text:style-name="P8">Description</text:p>
          </table:table-cell>
        </table:table-row>
        <table:table-row>
          <table:table-cell table:style-name="Table10.A2" office:value-type="string">
            <text:p text:style-name="P10">$key</text:p>
          </table:table-cell>
          <table:table-cell table:style-name="Table10.B2" office:value-type="string">
            <text:p text:style-name="P4">The key to add to the tree.</text:p>
          </table:table-cell>
        </table:table-row>
      </table:table>
      <text:p text:style-name="Method_20_Body"/>
      <text:p text:style-name="Method_20_Body">and a single, optional parameter:</text:p>
      <text:p text:style-name="Method_20_Body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8">Properties</text:p>
          </table:table-cell>
          <table:table-cell table:style-name="Table11.B1" office:value-type="string">
            <text:p text:style-name="P8">Description</text:p>
          </table:table-cell>
        </table:table-row>
        <table:table-row>
          <table:table-cell table:style-name="Table11.A2" office:value-type="string">
            <text:p text:style-name="P10">$data</text:p>
          </table:table-cell>
          <table:table-cell table:style-name="Table11.B2" office:value-type="string">
            <text:p text:style-name="P4">The data to add to the key node.</text:p>
          </table:table-cell>
        </table:table-row>
        <table:table-row>
          <table:table-cell table:style-name="Table11.A2" office:value-type="string">
            <text:p text:style-name="P10">$ndetail</text:p>
          </table:table-cell>
          <table:table-cell table:style-name="Table11.B2" office:value-type="string">
            <text:p text:style-name="P4">Detail flag – true to include links in __toString buffer, false to not.</text:p>
          </table:table-cell>
        </table:table-row>
      </table:table>
      <text:p text:style-name="Method_20_Body"/>
      <text:p text:style-name="Method_20_Body">The <text:span text:style-name="Class_20_Variables">$key</text:span> and <text:span text:style-name="Class_20_Variables">$data </text:span>parameter and the <text:span text:style-name="Class_20_Variables">RED</text:span> constant are passed to the <text:span text:style-name="Class_20_Variables">parent</text:span> <text:span text:style-name="Class_20_Variables">__construct</text:span> method to initialize the class properties.</text:p>
      <text:p text:style-name="Method_20_Body"/>
      <text:p text:style-name="Method_20_Body">The <text:span text:style-name="Class_20_Variables">$ndetail</text:span> class property is assigned the value in the<text:span text:style-name="Class_20_Variables"> $ndetail</text:span> paramter.</text:p>
      <text:p text:style-name="Method_20_Body"/>
      <text:p text:style-name="Method_20_Body"/>
      <text:h text:style-name="P17" text:outline-level="5"><text:bookmark-start text:name="__destruct"/>__destruct<text:bookmark-end text:name="__destruct"/></text:h>
      <text:p text:style-name="Method_20_Body"/>
      <text:p text:style-name="Method_20_Body">Class destructor.</text:p>
      <text:p text:style-name="Method_20_Body"/>
      <text:p text:style-name="P6">/**</text:p>
      <text:p text:style-name="P6"><text:s/>* __destruct</text:p>
      <text:p text:style-name="P6"><text:s/>*</text:p>
      <text:p text:style-name="P6"><text:s/>* Class destructor</text:p>
      <text:p text:style-name="P6"><text:s/>*/</text:p>
      <text:p text:style-name="P6">public function __destruct()</text:p>
      <text:p text:style-name="P6">{</text:p>
      <text:p text:style-name="P6"><text:tab/>parent::__destruct();</text:p>
      <text:p text:style-name="P6">}</text:p>
      <text:p text:style-name="Method_20_Body"/>
      <text:p text:style-name="Method_20_Body">Calls the <text:span text:style-name="Class_20_Variables">parent __destruct</text:span> method to do any required cleanup.</text:p>
      <text:p text:style-name="Method_20_Body"/>
      <text:p text:style-name="Method_20_Body"/>
      <text:p text:style-name="Method_20_Body"/>
      <text:h text:style-name="P17" text:outline-level="5"><text:bookmark-start text:name="__get"/>__get<text:bookmark-end text:name="__get"/></text:h>
      <text:p text:style-name="Method_20_Body"/>
      <text:p text:style-name="Method_20_Body">Returns the value of the requested property, or null if it does not exist.</text:p>
      <text:p text:style-name="Method_20_Body"/>
      <text:p text:style-name="P6">/**</text:p>
      <text:p text:style-name="P6"><text:s/>* __get</text:p>
      <text:p text:style-name="P6"><text:s/>*</text:p>
      <text:p text:style-name="P6"><text:s/>* Override the __get method to provide direct access to properties via methods</text:p>
      <text:p text:style-name="P6"><text:s/>* <text:span text:style-name="T1">@param</text:span> string $key = the property to get</text:p>
      <text:p text:style-name="P6"><text:s/>* <text:span text:style-name="T1">@return</text:span> mixed</text:p>
      <text:p text:style-name="P6"><text:s/>*/</text:p>
      <text:p text:style-name="P6">public function __get($key)</text:p>
      <text:p text:style-name="P6">{</text:p>
      <text:p text:style-name="P6"><text:tab/>if (method_exists($this, $key))</text:p>
      <text:p text:style-name="P6"><text:tab/>{</text:p>
      <text:p text:style-name="P6"><text:tab/><text:tab/>return $this-&gt;{$key}();</text:p>
      <text:p text:style-name="P6"><text:tab/>}</text:p>
      <text:p text:style-name="P6"/>
      <text:p text:style-name="P6"><text:tab/>return null;</text:p>
      <text:p text:style-name="P6">}</text:p>
      <text:p text:style-name="Method_20_Body"/>
      <text:p text:style-name="Method_20_Body">The <text:span text:style-name="T1">__get</text:span> method expects a single, mandatory parameter:</text:p>
      <text:p text:style-name="Method_20_Body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8">Properties</text:p>
          </table:table-cell>
          <table:table-cell table:style-name="Table4.B1" office:value-type="string">
            <text:p text:style-name="P8">Description</text:p>
          </table:table-cell>
        </table:table-row>
        <table:table-row>
          <table:table-cell table:style-name="Table4.A2" office:value-type="string">
            <text:p text:style-name="P10">$key</text:p>
          </table:table-cell>
          <table:table-cell table:style-name="Table4.B2" office:value-type="string">
            <text:p text:style-name="P4">The key (property) to get.</text:p>
          </table:table-cell>
        </table:table-row>
      </table:table>
      <text:p text:style-name="Method_20_Body"/>
      <text:p text:style-name="Method_20_Body">The current class variable ($this) and the <text:span text:style-name="Class_20_Variables">$key</text:span> parameter are passed to the PHP <text:s/><text:span text:style-name="Class_20_Variables">method_exists</text:span> function. <text:s/>If the result is true,</text:p>
      <text:p text:style-name="Method_20_Body"/>
      <text:p text:style-name="P14">the <text:span text:style-name="Class_20_Variables">$key</text:span> parameter is used as the name of the method to call. <text:s/>The <text:span text:style-name="Class_20_Variables">$key</text:span> method is called and the result is returned.</text:p>
      <text:p text:style-name="P14"/>
      <text:p text:style-name="Method_20_Body">A <text:span text:style-name="T7">null</text:span> value is returned if the property does not exist, or the property is not able to be returned in this manner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P17" text:outline-level="5"><text:bookmark-start text:name="__set"/>__set<text:bookmark-end text:name="__set"/></text:h>
      <text:p text:style-name="Method_20_Body"/>
      <text:p text:style-name="Method_20_Body">Sets the requested property to the supplied value, if the property exists.</text:p>
      <text:p text:style-name="Method_20_Body"/>
      <text:p text:style-name="P6">/**</text:p>
      <text:p text:style-name="P6"><text:s/>* __set</text:p>
      <text:p text:style-name="P6"><text:s/>*</text:p>
      <text:p text:style-name="P6"><text:s/>* override the __set method</text:p>
      <text:p text:style-name="P6"><text:s/>* <text:span text:style-name="T1">@param</text:span> string $key = name of the property/method</text:p>
      <text:p text:style-name="P6"><text:s/>* <text:span text:style-name="T1">@param</text:span> mixed $data = key value</text:p>
      <text:p text:style-name="P6"><text:s/>*/</text:p>
      <text:p text:style-name="P6">public function __set($key, $data)</text:p>
      <text:p text:style-name="P6">{</text:p>
      <text:p text:style-name="P6"><text:tab/>if (method_exists($this, $key))</text:p>
      <text:p text:style-name="P6"><text:tab/>{</text:p>
      <text:p text:style-name="P6"><text:tab/><text:tab/>$this-&gt;{$key}($data);</text:p>
      <text:p text:style-name="P6"><text:tab/>}</text:p>
      <text:p text:style-name="P6">}</text:p>
      <text:p text:style-name="Method_20_Body"/>
      <text:p text:style-name="Method_20_Body">The <text:span text:style-name="T1">__set</text:span> method expects a two, mandatory parameters:</text:p>
      <text:p text:style-name="Method_20_Body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8">Properties</text:p>
          </table:table-cell>
          <table:table-cell table:style-name="Table15.B1" office:value-type="string">
            <text:p text:style-name="P8">Description</text:p>
          </table:table-cell>
        </table:table-row>
        <table:table-row>
          <table:table-cell table:style-name="Table15.A2" office:value-type="string">
            <text:p text:style-name="P10">$key</text:p>
          </table:table-cell>
          <table:table-cell table:style-name="Table15.B2" office:value-type="string">
            <text:p text:style-name="P4">The key (property) to set.</text:p>
          </table:table-cell>
        </table:table-row>
        <table:table-row>
          <table:table-cell table:style-name="Table15.A2" office:value-type="string">
            <text:p text:style-name="P10">$data</text:p>
          </table:table-cell>
          <table:table-cell table:style-name="Table15.B2" office:value-type="string">
            <text:p text:style-name="P4">The value to assign to the property.</text:p>
          </table:table-cell>
        </table:table-row>
      </table:table>
      <text:p text:style-name="Method_20_Body"/>
      <text:p text:style-name="Method_20_Body">The current class variable ($this) and the <text:span text:style-name="Class_20_Variables">$key</text:span> parameter are passed to the PHP <text:s/><text:span text:style-name="Class_20_Variables">method_exists</text:span> function. <text:s/>If the result is true,</text:p>
      <text:p text:style-name="Method_20_Body"/>
      <text:p text:style-name="P14">the <text:span text:style-name="Class_20_Variables">$key</text:span> parameter is used as the name of the method to call. <text:s/>The <text:span text:style-name="Class_20_Variables">$key</text:span> method is passed the <text:span text:style-name="Class_20_Variables">$data</text:span> parameter to assign to the property.</text:p>
      <text:p text:style-name="P14"/>
      <text:p text:style-name="Method_20_Body"/>
      <text:p text:style-name="Method_20_Body"/>
      <text:p text:style-name="Method_20_Body"/>
      <text:p text:style-name="Method_20_Body"/>
      <text:h text:style-name="P17" text:outline-level="5"><text:bookmark-start text:name="__toString"/>__toString<text:bookmark-end text:name="__toString"/></text:h>
      <text:p text:style-name="Method_20_Body"/>
      <text:p text:style-name="Method_20_Body">Return a printable string representing the class property contents.</text:p>
      <text:p text:style-name="Method_20_Body"/>
      <text:p text:style-name="P6">/**</text:p>
      <text:p text:style-name="P6"><text:s/>* __toString</text:p>
      <text:p text:style-name="P6"><text:s/>*</text:p>
      <text:p text:style-name="P6"><text:s/>* Return printable string of the data</text:p>
      <text:p text:style-name="P6"><text:s/>* <text:span text:style-name="T1">@return</text:span> string printable data string</text:p>
      <text:p text:style-name="P6"><text:s/>*/</text:p>
      <text:p text:style-name="P6">public function __toString()</text:p>
      <text:p text:style-name="P6">{</text:p>
      <text:p text:style-name="Method_20_Code_20_Listing"><text:span text:style-name="T2"><text:tab/></text:span><text:span text:style-name="T3">$key = $this-&gt;nkey;</text:span></text:p>
      <text:p text:style-name="P6"><text:tab/>$data = $this-&gt;ndata;</text:p>
      <text:p text:style-name="P6"/>
      <text:p text:style-name="P6"><text:tab/>if (strtolower(trim($key)) == 'password')</text:p>
      <text:p text:style-name="P6"><text:tab/>{</text:p>
      <text:p text:style-name="P6"><text:tab/><text:tab/>$data = str_repeat('*', strlen($data));</text:p>
      <text:p text:style-name="P6"><text:tab/>}</text:p>
      <text:p text:style-name="P6"/>
      <text:p text:style-name="P6"><text:tab/>if (is_object($data))</text:p>
      <text:p text:style-name="P6"><text:tab/>{</text:p>
      <text:p text:style-name="P6"><text:tab/><text:tab/>$data = get_class($data);</text:p>
      <text:p text:style-name="P6"><text:tab/>}</text:p>
      <text:p text:style-name="P6"/>
      <text:p text:style-name="P6"><text:tab/>if ($this-&gt;ndetail)</text:p>
      <text:p text:style-name="P6"><text:tab/>{</text:p>
      <text:p text:style-name="P6"><text:tab/><text:tab/>return sprintf("%s = %s, left = %s, right = %s, flag = %s",</text:p>
      <text:p text:style-name="P6"><text:tab/><text:tab/><text:tab/> <text:s text:c="2"/>$key,</text:p>
      <text:p text:style-name="P6"><text:tab/><text:tab/><text:tab/> <text:s text:c="2"/>$data,</text:p>
      <text:p text:style-name="P6"><text:tab/><text:tab/><text:tab/> <text:s text:c="2"/>(($this-&gt;left() === null) ? 'null' : $this-&gt;left()-&gt;key()),</text:p>
      <text:p text:style-name="P6"><text:tab/><text:tab/><text:tab/> <text:s text:c="2"/>(($this-&gt;right() === null) ? 'null' : $this-&gt;right()-&gt;key()),</text:p>
      <text:p text:style-name="P6"><text:tab/><text:tab/><text:tab/> <text:s text:c="2"/>($this-&gt;flag() ? 'RED' : 'BLACK'));</text:p>
      <text:p text:style-name="P6"><text:tab/>}</text:p>
      <text:p text:style-name="P6"><text:tab/><text:tab/></text:p>
      <text:p text:style-name="P6"><text:tab/>return sprintf("%s = %s", $key, $data);</text:p>
      <text:p text:style-name="Method_20_Code_20_Listing">}</text:p>
      <text:p text:style-name="Method_20_Body"/>
      <text:p text:style-name="Method_20_Body">The <text:span text:style-name="Class_20_Variables">$key</text:span> method variable is assigned the value of the <text:span text:style-name="Class_20_Variables">$nkey</text:span> class property, and the <text:span text:style-name="Class_20_Variables">$data</text:span> method variable is assigned the value of the <text:span text:style-name="Class_20_Variables">$ndata</text:span> class property.</text:p>
      <text:p text:style-name="Method_20_Body"/>
      <text:p text:style-name="Method_20_Body">If the <text:span text:style-name="Class_20_Variables">$key</text:span> method variable contains the word '<text:span text:style-name="T6">password</text:span>', the <text:span text:style-name="Class_20_Variables">$data</text:span> method variable is set to the the '*' character for the original length of the '<text:span text:style-name="T6">password</text:span>' phrase.</text:p>
      <text:p text:style-name="Method_20_Body"/>
      <text:p text:style-name="Method_20_Body">If the <text:span text:style-name="Class_20_Variables">$data</text:span> method variable is an object, the <text:span text:style-name="Class_20_Variables">$data</text:span> method variable is replace with the result of passing the <text:span text:style-name="Class_20_Variables">$data</text:span> method variable to the PHP <text:span text:style-name="T1">get_class</text:span> function.</text:p>
      <text:p text:style-name="P2"/>
      <text:p text:style-name="Method_20_Body">If the <text:span text:style-name="Class_20_Variables">$ndetail</text:span> class property is true,</text:p>
      <text:p text:style-name="Method_20_Body"/>
      <text:p text:style-name="P14">the <text:span text:style-name="Class_20_Variables">$key </text:span><text:span text:style-name="Class_20_Variables"><text:span text:style-name="T13">and</text:span></text:span> <text:span text:style-name="Class_20_Variables">$data</text:span> method variables, and the <text:s/><text:span text:style-name="Class_20_Variables">$left</text:span>, <text:span text:style-name="Class_20_Variables">$right</text:span> and <text:span text:style-name="Class_20_Variables">$flag</text:span> class properties, are converted to an appropriate format and the result is returned.</text:p>
      <text:p text:style-name="Method_20_Body"/>
      <text:p text:style-name="Method_20_Body">Otherwise,</text:p>
      <text:p text:style-name="Method_20_Body"/>
      <text:p text:style-name="P14">only the <text:span text:style-name="Class_20_Variables">$key </text:span><text:span text:style-name="Class_20_Variables"><text:span text:style-name="T13">and</text:span></text:span> <text:span text:style-name="Class_20_Variables">$data</text:span> method variables are converted to an appropriate format and the result is returned.</text:p>
      <text:h text:style-name="P17" text:outline-level="5"><text:bookmark-start text:name="key"/>key<text:bookmark-end text:name="key"/></text:h>
      <text:p text:style-name="Method_20_Body"/>
      <text:p text:style-name="Method_20_Body">(Sets and returns) the node key.</text:p>
      <text:p text:style-name="Method_20_Body"/>
      <text:p text:style-name="P6">/**</text:p>
      <text:p text:style-name="P6"><text:s/>* key.</text:p>
      <text:p text:style-name="P6"><text:s/>* </text:p>
      <text:p text:style-name="P6"><text:s/>* (Sets and returns) the node key.</text:p>
      <text:p text:style-name="P6"><text:s/>* <text:span text:style-name="T1">@param</text:span> mixed $key = (optional) the key to set, null to query only.</text:p>
      <text:p text:style-name="P6"><text:s/>* <text:span text:style-name="T1">@return</text:span> mixed $key</text:p>
      <text:p text:style-name="P6"><text:s/>*/</text:p>
      <text:p text:style-name="P6">public function key($key=null)</text:p>
      <text:p text:style-name="P6">{</text:p>
      <text:p text:style-name="P6"><text:tab/>if ($key !== null)</text:p>
      <text:p text:style-name="P6"><text:tab/>{</text:p>
      <text:p text:style-name="P6"><text:tab/><text:tab/>$this-&gt;nkey = $key;</text:p>
      <text:p text:style-name="P6"><text:tab/>}</text:p>
      <text:p text:style-name="P6"><text:tab/>return $this-&gt;nkey;</text:p>
      <text:p text:style-name="P6">}</text:p>
      <text:p text:style-name="Method_20_Body"/>
      <text:p text:style-name="Method_20_Body">The <text:span text:style-name="T1">key</text:span> method expects a single, optional parameter:</text:p>
      <text:p text:style-name="Method_20_Body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Properties</text:p>
          </table:table-cell>
          <table:table-cell table:style-name="Table1.B1" office:value-type="string">
            <text:p text:style-name="P8">Description</text:p>
          </table:table-cell>
        </table:table-row>
        <table:table-row>
          <table:table-cell table:style-name="Table1.A2" office:value-type="string">
            <text:p text:style-name="P10">$key</text:p>
          </table:table-cell>
          <table:table-cell table:style-name="Table1.B2" office:value-type="string">
            <text:p text:style-name="P4">The key to set.</text:p>
          </table:table-cell>
        </table:table-row>
      </table:table>
      <text:p text:style-name="Method_20_Body"/>
      <text:p text:style-name="Method_20_Body">If the <text:span text:style-name="Class_20_Variables">$key</text:span> parameter is not null, the <text:span text:style-name="Class_20_Variables">$key</text:span> parameter is stored in the <text:span text:style-name="Class_20_Variables">$nkey</text:span> class property.</text:p>
      <text:p text:style-name="Method_20_Body"/>
      <text:p text:style-name="Method_20_Body">The <text:span text:style-name="Class_20_Variables">$nkey</text:span> class property is returned.</text:p>
      <text:p text:style-name="Method_20_Body"/>
      <text:p text:style-name="Method_20_Body"/>
      <text:h text:style-name="P17" text:outline-level="5"><text:bookmark-start text:name="data"/>data<text:bookmark-end text:name="data"/></text:h>
      <text:p text:style-name="Method_20_Body"/>
      <text:p text:style-name="Method_20_Body">(Sets and) returns the node data value.</text:p>
      <text:p text:style-name="Method_20_Body"/>
      <text:p text:style-name="P6">/**</text:p>
      <text:p text:style-name="P6"><text:s/>* data.</text:p>
      <text:p text:style-name="P6"><text:s/>* </text:p>
      <text:p text:style-name="P6"><text:s/>* (Sets and) returns the node data value.</text:p>
      <text:p text:style-name="P6"><text:s/>* <text:span text:style-name="T1">@param</text:span> mixed $data = (optional) the value of the data to set, null to query only.</text:p>
      <text:p text:style-name="P6"><text:s/>* <text:span text:style-name="T1">@return</text:span> mixed $data</text:p>
      <text:p text:style-name="P6"><text:s/>*/</text:p>
      <text:p text:style-name="P6">public function data($data=null)</text:p>
      <text:p text:style-name="P6">{</text:p>
      <text:p text:style-name="P6"><text:tab/>if ($data !== null)</text:p>
      <text:p text:style-name="P6"><text:tab/>{</text:p>
      <text:p text:style-name="P6"><text:tab/><text:tab/>if ($data === 'null')</text:p>
      <text:p text:style-name="P6"><text:tab/><text:tab/>{</text:p>
      <text:p text:style-name="P6"><text:tab/><text:tab/><text:tab/>$data = null;</text:p>
      <text:p text:style-name="P6"><text:tab/><text:tab/>}</text:p>
      <text:p text:style-name="P6"/>
      <text:p text:style-name="P6"><text:tab/><text:tab/>$this-&gt;ndata = $data;</text:p>
      <text:p text:style-name="P6"><text:tab/>}</text:p>
      <text:p text:style-name="P6"><text:tab/>return $this-&gt;ndata;</text:p>
      <text:p text:style-name="P6">}</text:p>
      <text:p text:style-name="Method_20_Body"/>
      <text:p text:style-name="Method_20_Body">The <text:span text:style-name="T1">data</text:span> method expects a single, optional parameter:</text:p>
      <text:p text:style-name="Method_20_Body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8">Properties</text:p>
          </table:table-cell>
          <table:table-cell table:style-name="Table5.B1" office:value-type="string">
            <text:p text:style-name="P8">Description</text:p>
          </table:table-cell>
        </table:table-row>
        <table:table-row>
          <table:table-cell table:style-name="Table5.A2" office:value-type="string">
            <text:p text:style-name="P10">$data</text:p>
          </table:table-cell>
          <table:table-cell table:style-name="Table5.B2" office:value-type="string">
            <text:p text:style-name="P4">The data item to store.</text:p>
          </table:table-cell>
        </table:table-row>
      </table:table>
      <text:p text:style-name="Method_20_Body"/>
      <text:p text:style-name="Method_20_Body">If the <text:span text:style-name="Class_20_Variables">$data</text:span> parameter is not null, the <text:span text:style-name="Class_20_Variables">$data</text:span> parameter is stored in the <text:span text:style-name="Class_20_Variables">$ndata</text:span> class property.</text:p>
      <text:p text:style-name="Method_20_Body"/>
      <text:p text:style-name="Method_20_Body">The <text:span text:style-name="Class_20_Variables">$ndata</text:span> class property is returned.</text:p>
      <text:p text:style-name="Method_20_Body"/>
      <text:p text:style-name="Method_20_Body"/>
      <text:h text:style-name="P17" text:outline-level="5"><text:bookmark-start text:name="flag"/>flag<text:bookmark-end text:name="flag"/></text:h>
      <text:p text:style-name="Method_20_Body"/>
      <text:p text:style-name="Method_20_Body">(Sets and) returns the flag.</text:p>
      <text:p text:style-name="Method_20_Body"/>
      <text:p text:style-name="P6">/**</text:p>
      <text:p text:style-name="P6"><text:s/>* flag.</text:p>
      <text:p text:style-name="P6"><text:s/>* </text:p>
      <text:p text:style-name="P6"><text:s/>* (Sets and) returns the flag.</text:p>
      <text:p text:style-name="P6"><text:s/>* <text:span text:style-name="T1">@param</text:span> boolean $flag = (optional) general purpose flag, null = query only</text:p>
      <text:p text:style-name="P6"><text:s/>* <text:span text:style-name="T1">@return</text:span> boolean $flag = is the current flag value</text:p>
      <text:p text:style-name="P6"><text:s/>*/</text:p>
      <text:p text:style-name="P6">public function flag($flag=null)</text:p>
      <text:p text:style-name="P6">{</text:p>
      <text:p text:style-name="P6"><text:tab/>if ($flag !== null)</text:p>
      <text:p text:style-name="P6"><text:tab/>{</text:p>
      <text:p text:style-name="P6"><text:tab/><text:tab/>$this-&gt;nflag = $flag;</text:p>
      <text:p text:style-name="P6"><text:tab/>}</text:p>
      <text:p text:style-name="P6"><text:tab/>return $this-&gt;nflag;</text:p>
      <text:p text:style-name="P6">}</text:p>
      <text:p text:style-name="Method_20_Body"/>
      <text:p text:style-name="Method_20_Body">The <text:span text:style-name="T1">flag</text:span> method expects a single, optional parameter:</text:p>
      <text:p text:style-name="Method_20_Body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roperties</text:p>
          </table:table-cell>
          <table:table-cell table:style-name="Table2.B1" office:value-type="string">
            <text:p text:style-name="P8">Description</text:p>
          </table:table-cell>
        </table:table-row>
        <table:table-row>
          <table:table-cell table:style-name="Table2.A2" office:value-type="string">
            <text:p text:style-name="P10">$flag</text:p>
          </table:table-cell>
          <table:table-cell table:style-name="Table2.B2" office:value-type="string">
            <text:p text:style-name="P4">General purpose flag.</text:p>
          </table:table-cell>
        </table:table-row>
      </table:table>
      <text:p text:style-name="Method_20_Body"/>
      <text:p text:style-name="Method_20_Body">If the <text:span text:style-name="Class_20_Variables">$flag</text:span> parameter is not null, the <text:span text:style-name="Class_20_Variables">$flag</text:span> parameter is stored in the <text:span text:style-name="Class_20_Variables">$nflag</text:span> class property.</text:p>
      <text:p text:style-name="Method_20_Body"/>
      <text:p text:style-name="Method_20_Body">The <text:span text:style-name="Class_20_Variables">$nflag</text:span> class property is returned.</text:p>
      <text:p text:style-name="Method_20_Body"/>
      <text:p text:style-name="Method_20_Body"/>
      <text:h text:style-name="P17" text:outline-level="5"><text:bookmark-start text:name="left"/>left<text:bookmark-end text:name="left"/></text:h>
      <text:p text:style-name="Method_20_Body"/>
      <text:p text:style-name="Method_20_Body">(Sets and) returns the left child node.</text:p>
      <text:p text:style-name="Method_20_Body"/>
      <text:p text:style-name="P6">/**</text:p>
      <text:p text:style-name="P6"><text:s/>* left.</text:p>
      <text:p text:style-name="P6"><text:s/>* </text:p>
      <text:p text:style-name="P6"><text:s/>* (Sets and) returns the left child node.</text:p>
      <text:p text:style-name="P6"><text:s/>* <text:span text:style-name="T1">@param</text:span> integer $link = (optional) left child node, null to query only.</text:p>
      <text:p text:style-name="P6"><text:s/>* <text:span text:style-name="T1">@return</text:span> integer $link</text:p>
      <text:p text:style-name="P6"><text:s/>*/</text:p>
      <text:p text:style-name="Method_20_Code_20_Listing"><text:span text:style-name="T2"><text:tab/></text:span><text:span text:style-name="T3">public function left($link=false)</text:span></text:p>
      <text:p text:style-name="P6"><text:tab/>{</text:p>
      <text:p text:style-name="P6"><text:tab/><text:tab/>if ($link !== false)</text:p>
      <text:p text:style-name="P6"><text:tab/><text:tab/>{</text:p>
      <text:p text:style-name="P6"><text:tab/><text:tab/><text:tab/>$this-&gt;nleft = $link;</text:p>
      <text:p text:style-name="P6"><text:tab/><text:tab/>}</text:p>
      <text:p text:style-name="P6"><text:tab/><text:tab/>return $this-&gt;nleft;</text:p>
      <text:p text:style-name="P6"><text:tab/>}</text:p>
      <text:p text:style-name="Method_20_Body"/>
      <text:p text:style-name="Method_20_Body">The <text:span text:style-name="T1">left</text:span> method expects a single, optional parameter:</text:p>
      <text:p text:style-name="Method_20_Body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8">Properties</text:p>
          </table:table-cell>
          <table:table-cell table:style-name="Table6.B1" office:value-type="string">
            <text:p text:style-name="P8">Description</text:p>
          </table:table-cell>
        </table:table-row>
        <table:table-row>
          <table:table-cell table:style-name="Table6.A2" office:value-type="string">
            <text:p text:style-name="P10">$link</text:p>
          </table:table-cell>
          <table:table-cell table:style-name="Table6.B2" office:value-type="string">
            <text:p text:style-name="P4">Left child node.</text:p>
          </table:table-cell>
        </table:table-row>
      </table:table>
      <text:p text:style-name="Method_20_Body"/>
      <text:p text:style-name="Method_20_Body">If the <text:span text:style-name="Class_20_Variables">$link</text:span> parameter is not null, the <text:span text:style-name="Class_20_Variables">$link</text:span> parameter is stored in the <text:span text:style-name="Class_20_Variables">$nleft</text:span> class property.</text:p>
      <text:p text:style-name="Method_20_Body"/>
      <text:p text:style-name="Method_20_Body">The <text:span text:style-name="Class_20_Variables">$nleft</text:span> class property is returned.</text:p>
      <text:p text:style-name="Method_20_Body"/>
      <text:p text:style-name="Method_20_Body"/>
      <text:h text:style-name="P17" text:outline-level="5"><text:bookmark-start text:name="right"/>right<text:bookmark-end text:name="right"/></text:h>
      <text:p text:style-name="Method_20_Body"/>
      <text:p text:style-name="Method_20_Body">(Sets and) returns the right child node.</text:p>
      <text:p text:style-name="Method_20_Body"/>
      <text:p text:style-name="P6">/**</text:p>
      <text:p text:style-name="P6"><text:s/>* right.</text:p>
      <text:p text:style-name="P6"><text:s/>* </text:p>
      <text:p text:style-name="P6"><text:s/>* (Sets and) returns the right child node.</text:p>
      <text:p text:style-name="P6"><text:s/>* <text:span text:style-name="T1">@param</text:span> integer $link = (optional) right child node, null to query only.</text:p>
      <text:p text:style-name="P6"><text:s/>* <text:span text:style-name="T1">@return</text:span> integer $link</text:p>
      <text:p text:style-name="P6"><text:s/>*/</text:p>
      <text:p text:style-name="P6">public function right($link=false)</text:p>
      <text:p text:style-name="P6">{</text:p>
      <text:p text:style-name="P6"><text:tab/>if ($link !== false)</text:p>
      <text:p text:style-name="P6"><text:tab/>{</text:p>
      <text:p text:style-name="P6"><text:tab/><text:tab/>$this-&gt;nright = $link;</text:p>
      <text:p text:style-name="P6"><text:tab/>}</text:p>
      <text:p text:style-name="P6"><text:tab/>return $this-&gt;nright;</text:p>
      <text:p text:style-name="P6">}</text:p>
      <text:p text:style-name="Method_20_Body"/>
      <text:p text:style-name="Method_20_Body">The <text:span text:style-name="T1">right</text:span> method expects a single, optional parameter:</text:p>
      <text:p text:style-name="Method_20_Body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8">Properties</text:p>
          </table:table-cell>
          <table:table-cell table:style-name="Table8.B1" office:value-type="string">
            <text:p text:style-name="P8">Description</text:p>
          </table:table-cell>
        </table:table-row>
        <table:table-row>
          <table:table-cell table:style-name="Table8.A2" office:value-type="string">
            <text:p text:style-name="P10">$link</text:p>
          </table:table-cell>
          <table:table-cell table:style-name="Table8.B2" office:value-type="string">
            <text:p text:style-name="P4">Right child node.</text:p>
          </table:table-cell>
        </table:table-row>
      </table:table>
      <text:p text:style-name="Method_20_Body"/>
      <text:p text:style-name="Method_20_Body">If the <text:span text:style-name="Class_20_Variables">$link</text:span> parameter is not null, the <text:span text:style-name="Class_20_Variables">$link</text:span> parameter is stored in the <text:span text:style-name="Class_20_Variables">$nright</text:span> class property.</text:p>
      <text:p text:style-name="Method_20_Body"/>
      <text:p text:style-name="Method_20_Body">The <text:span text:style-name="Class_20_Variables">$nright</text:span> class property is returned.</text:p>
      <text:p text:style-name="Method_20_Body"/>
      <text:p text:style-name="Method_20_Body"/>
      <text:h text:style-name="P17" text:outline-level="5">setNull</text:h>
      <text:p text:style-name="Method_20_Body"/>
      <text:p text:style-name="Method_20_Body">Sets the node data value to null.</text:p>
      <text:p text:style-name="Method_20_Body"/>
      <text:p text:style-name="P6">/**</text:p>
      <text:p text:style-name="P6"><text:s/>* setNull.</text:p>
      <text:p text:style-name="P6"><text:s/>* </text:p>
      <text:p text:style-name="P6"><text:s/>* Sets the node data value to null.</text:p>
      <text:p text:style-name="P6"><text:s/>*/</text:p>
      <text:p text:style-name="Method_20_Code_20_Listing"><text:span text:style-name="T2"><text:tab/></text:span><text:span text:style-name="T3">public function setNull()</text:span></text:p>
      <text:p text:style-name="P6"><text:tab/>{</text:p>
      <text:p text:style-name="P6"><text:tab/><text:tab/>$this-&gt;ndata = null;</text:p>
      <text:p text:style-name="P6"><text:tab/>}</text:p>
      <text:p text:style-name="Method_20_Body"/>
      <text:p text:style-name="Method_20_Body">The <text:span text:style-name="Class_20_Variables">setNull</text:span> method set the <text:span text:style-name="Class_20_Variables">$ndata</text:span> class property to null, since that cannot be performed with the <text:span text:style-name="Class_20_Variables">data</text:span> method.</text:p>
      <text:p text:style-name="Method_20_Body"/>
      <text:p text:style-name="Method_20_Body"/>
      <text:h text:style-name="P17" text:outline-level="5"><text:bookmark-start text:name="showDetail"/>showDetail<text:bookmark-end text:name="showDetail"/></text:h>
      <text:p text:style-name="Method_20_Body"/>
      <text:p text:style-name="Method_20_Body">(Sets and) returns the detail flag setting.</text:p>
      <text:p text:style-name="Method_20_Body"/>
      <text:p text:style-name="Method_20_Code_20_Listing"><text:span text:style-name="T3">/**</text:span></text:p>
      <text:p text:style-name="P6"><text:s/>* showDetail.</text:p>
      <text:p text:style-name="P6"><text:s/>*</text:p>
      <text:p text:style-name="P6"><text:s/>* (Sets and) returns the detail flag.</text:p>
      <text:p text:style-name="P6"><text:s/>* <text:span text:style-name="T1">@param</text:span> boolean $detail = (optional) boolean flag setting, null to query</text:p>
      <text:p text:style-name="P6"><text:s/>* <text:span text:style-name="T1">@return</text:span> boolean $detail = detail setting</text:p>
      <text:p text:style-name="P6"><text:s/>*/</text:p>
      <text:p text:style-name="P6">public function showDetail($detail=null)</text:p>
      <text:p text:style-name="P6">{</text:p>
      <text:p text:style-name="P6"><text:tab/>if ($detail !== null)</text:p>
      <text:p text:style-name="P6"><text:tab/>{</text:p>
      <text:p text:style-name="P6"><text:tab/><text:tab/>$this-&gt;ndetail = $detail;</text:p>
      <text:p text:style-name="P6"><text:tab/>}</text:p>
      <text:p text:style-name="P6"><text:tab/>return $this-&gt;ndetail;</text:p>
      <text:p text:style-name="Method_20_Code_20_Listing"><text:span text:style-name="T3">}</text:span></text:p>
      <text:p text:style-name="Method_20_Body"/>
      <text:p text:style-name="Method_20_Body">The <text:span text:style-name="T1">showDetail</text:span> method expects a single, optional parameter:</text:p>
      <text:p text:style-name="Method_20_Body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8">Properties</text:p>
          </table:table-cell>
          <table:table-cell table:style-name="Table17.B1" office:value-type="string">
            <text:p text:style-name="P8">Description</text:p>
          </table:table-cell>
        </table:table-row>
        <table:table-row>
          <table:table-cell table:style-name="Table17.A2" office:value-type="string">
            <text:p text:style-name="P10">$detail</text:p>
          </table:table-cell>
          <table:table-cell table:style-name="Table17.B2" office:value-type="string">
            <text:p text:style-name="P4">The detail flag: true = include links and flags in the __toString buffer, false = only key and data fields..</text:p>
          </table:table-cell>
        </table:table-row>
      </table:table>
      <text:p text:style-name="Method_20_Body"/>
      <text:p text:style-name="Method_20_Body">If the <text:span text:style-name="Class_20_Variables">$detail</text:span> parameter is not null, the <text:span text:style-name="Class_20_Variables">$ndetail</text:span> class property is assigned the value in the <text:span text:style-name="Class_20_Variables">$detail</text:span> parameter.</text:p>
      <text:p text:style-name="Method_20_Body"/>
      <text:p text:style-name="Method_20_Body">The <text:span text:style-name="Class_20_Variables">$ndetail</text:span> class property is returned.</text:p>
      <text:p text:style-name="Method_20_Body"/>
      <text:p text:style-name="Method_20_Body"/>
      <text:h text:style-name="P17" text:outline-level="5"><text:bookmark-start text:name="compare"/>compare<text:bookmark-end text:name="compare"/></text:h>
      <text:p text:style-name="Method_20_Body"/>
      <text:p text:style-name="Method_20_Body">Compares the supplied key with the nodes key.</text:p>
      <text:p text:style-name="Method_20_Body"/>
      <text:p text:style-name="P6">/**</text:p>
      <text:p text:style-name="P6"><text:s/>* compare.</text:p>
      <text:p text:style-name="P6"><text:s/>*</text:p>
      <text:p text:style-name="P6"><text:s/>* Compare the supplied with the nodes key. <text:s/>Returns 0 if equal, 1 if &gt;, -1 if &lt;</text:p>
      <text:p text:style-name="P6"><text:s/>* <text:span text:style-name="T1">@param</text:span> mixed $keyNode = node containing the key to be compared</text:p>
      <text:p text:style-name="P6"><text:s/>* <text:span text:style-name="T1">@return</text:span> integer 0 = equal, 1 = &gt;, -1 = &lt;</text:p>
      <text:p text:style-name="P6"><text:s/>*/</text:p>
      <text:p text:style-name="P6">public function compare(self $keyNode)</text:p>
      <text:p text:style-name="P6">{</text:p>
      <text:p text:style-name="P6"><text:tab/>return (($keyNode-&gt;nkey == $this-&gt;nkey) ? 0 : </text:p>
      <text:p text:style-name="P6"><text:tab/><text:tab/> <text:s text:c="3"/>(($keyNode-&gt;nkey &gt; $this-&gt;nkey) ? 1 : -1));</text:p>
      <text:p text:style-name="P6">}</text:p>
      <text:p text:style-name="Method_20_Body"/>
      <text:p text:style-name="Method_20_Body">The <text:span text:style-name="T1">compare</text:span> method expects a single, mandatory parameter:</text:p>
      <text:p text:style-name="Method_20_Body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8">Properties</text:p>
          </table:table-cell>
          <table:table-cell table:style-name="Table9.B1" office:value-type="string">
            <text:p text:style-name="P8">Description</text:p>
          </table:table-cell>
        </table:table-row>
        <table:table-row>
          <table:table-cell table:style-name="Table9.A2" office:value-type="string">
            <text:p text:style-name="P10">$keyNode</text:p>
          </table:table-cell>
          <table:table-cell table:style-name="Table9.B2" office:value-type="string">
            <text:p text:style-name="P4">The node containing the key to compare against.</text:p>
          </table:table-cell>
        </table:table-row>
      </table:table>
      <text:p text:style-name="Method_20_Body"/>
      <text:p text:style-name="Method_20_Body">The <text:span text:style-name="Class_20_Variables">$keyNode</text:span> parameter must be of, or derived from, type <text:span text:style-name="Class_20_Variables">LLRBTree\bNode</text:span>.</text:p>
      <text:p text:style-name="Method_20_Body"/>
      <text:p text:style-name="Method_20_Body">The <text:span text:style-name="Class_20_Variables">compare</text:span> method must return the result of the comparison:</text:p>
      <text:p text:style-name="Method_20_Body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8">Returned value</text:p>
          </table:table-cell>
          <table:table-cell table:style-name="Table12.B1" office:value-type="string">
            <text:p text:style-name="P8">Description</text:p>
          </table:table-cell>
        </table:table-row>
        <table:table-row>
          <table:table-cell table:style-name="Table12.A2" office:value-type="string">
            <text:p text:style-name="P11">0</text:p>
          </table:table-cell>
          <table:table-cell table:style-name="Table12.B2" office:value-type="string">
            <text:p text:style-name="P5">(<text:span text:style-name="T1">=</text:span>) The two objects are equal.</text:p>
          </table:table-cell>
        </table:table-row>
        <table:table-row>
          <table:table-cell table:style-name="Table12.A2" office:value-type="string">
            <text:p text:style-name="P11">1</text:p>
          </table:table-cell>
          <table:table-cell table:style-name="Table12.B2" office:value-type="string">
            <text:p text:style-name="P5">(<text:span text:style-name="T1">&lt;</text:span>) Current object is greater than <text:span text:style-name="Class_20_Variables">$parameter</text:span>.</text:p>
          </table:table-cell>
        </table:table-row>
        <table:table-row>
          <table:table-cell table:style-name="Table12.A2" office:value-type="string">
            <text:p text:style-name="P11">-1</text:p>
          </table:table-cell>
          <table:table-cell table:style-name="Table12.B2" office:value-type="string">
            <text:p text:style-name="P5">(<text:span text:style-name="T1">&gt;</text:span>) Current object is less than <text:span text:style-name="Class_20_Variables">$parameter</text:span>.</text:p>
          </table:table-cell>
        </table:table-row>
      </table:table>
      <text:p text:style-name="Method_20_Body"/>
      <text:p text:style-name="Method_20_Body">The <text:span text:style-name="Class_20_Variables">compare</text:span> method first checks if the 2 keys are identical. <text:s/>If they are, a 0 is returned.</text:p>
      <text:p text:style-name="Method_20_Body"/>
      <text:p text:style-name="Method_20_Body">The <text:span text:style-name="Class_20_Variables">compare</text:span> method checks if the <text:span text:style-name="Class_20_Variables">$nkey</text:span> class property is <text:span text:style-name="T6">less than</text:span> the <text:span text:style-name="Class_20_Variables">$nkey</text:span> class property in the <text:span text:style-name="Class_20_Variables">$keyNode</text:span> parameter. <text:s/>If it is, a 1 is returned.</text:p>
      <text:p text:style-name="Method_20_Body"/>
      <text:p text:style-name="Method_20_Body">Otherwise, a -1 is returned, indicating that the <text:span text:style-name="Class_20_Variables">$nkey</text:span> class property is <text:span text:style-name="T6">greater than</text:span> the <text:span text:style-name="Class_20_Variables">$nkey</text:span> class property in the <text:span text:style-name="Class_20_Variables">$keyNode</text:span> parameter.</text:p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p text:style-name="Method_20_Body"/>
      <text:h text:style-name="Coding_20_Title" text:outline-level="3"/>
      <text:h text:style-name="P16" text:outline-level="3">Source Listing</text:h>
      <text:p text:style-name="Coding_20_Body"/>
      <text:p text:style-name="P7">&lt;?php</text:p>
      <text:p text:style-name="P7">namespace Library\LLRBTree;</text:p>
      <text:p text:style-name="P7"/>
      <text:p text:style-name="P7">/*</text:p>
      <text:p text:style-name="P7"><text:s/>* <text:tab/>LLRBNode is copyright © 2012. EarthWalk Software.</text:p>
      <text:p text:style-name="P7"><text:s/>* <text:tab/>Licensed under the Academic Free License version 3.0</text:p>
      <text:p text:style-name="P7"><text:s/>* <text:tab/>Refer to the file named License.txt provided with the source, </text:p>
      <text:p text:style-name="P7"><text:s/>* <text:tab/> <text:s text:c="2"/>or from http://opensource.org/licenses/academic.php</text:p>
      <text:p text:style-name="P7"><text:s/>*/</text:p>
      <text:p text:style-name="P7">/**</text:p>
      <text:p text:style-name="P7"><text:s/>*</text:p>
      <text:p text:style-name="P7"><text:s/>* LLRBNode.</text:p>
      <text:p text:style-name="P7"><text:s/>*</text:p>
      <text:p text:style-name="P7"><text:s/>* LLRBNode implements the bNode abstract class to create a LLRB node container (object).</text:p>
      <text:p text:style-name="P7"><text:s/>* <text:span text:style-name="T1">@author</text:span> Jay Wheeler.</text:p>
      <text:p text:style-name="P7"><text:s/>* <text:span text:style-name="T1">@version</text:span> 1.0</text:p>
      <text:p text:style-name="P7"><text:s/>* <text:span text:style-name="T1">@copyright</text:span> © 2012. EarthWalk Software.</text:p>
      <text:p text:style-name="P7"><text:s/>* <text:span text:style-name="T1">@license</text:span> Licensed under the Academic Free License version 3.0.</text:p>
      <text:p text:style-name="P7"><text:s/>* <text:span text:style-name="T1">@package</text:span> Library.</text:p>
      <text:p text:style-name="P7"><text:s/>* <text:span text:style-name="T1">@subpackage</text:span> LLRBTree.</text:p>
      <text:p text:style-name="P7"><text:s/>*/</text:p>
      <text:p text:style-name="P7">class LLRBNode extends bNode</text:p>
      <text:p text:style-name="P7">{</text:p>
      <text:p text:style-name="P7"><text:tab/>const RED = true;</text:p>
      <text:p text:style-name="P7"><text:tab/>const BLACK = false;</text:p>
      <text:p text:style-name="P7"/>
      <text:p text:style-name="P7"><text:tab/>const LEFT = true;</text:p>
      <text:p text:style-name="P7"><text:tab/>const RIGHT = false;</text:p>
      <text:p text:style-name="P7"/>
      <text:p text:style-name="P7"><text:tab/>/**</text:p>
      <text:p text:style-name="P7"><text:tab/> * detail</text:p>
      <text:p text:style-name="P7"><text:tab/> * </text:p>
      <text:p text:style-name="P7"><text:tab/> * Show detail flag - true = node and flag info, false = no node and flag info</text:p>
      <text:p text:style-name="P7"><text:tab/> * <text:span text:style-name="T1">@var</text:span> boolean $detail</text:p>
      <text:p text:style-name="P7"><text:tab/> */</text:p>
      <text:p text:style-name="P7"><text:tab/>public $ndetail;</text:p>
      <text:p text:style-name="P7"><text:tab/></text:p>
      <text:p text:style-name="P7"><text:tab/>/**</text:p>
      <text:p text:style-name="P7"><text:tab/> * __construct.</text:p>
      <text:p text:style-name="P7"><text:tab/> *</text:p>
      <text:p text:style-name="P7"><text:tab/> * Create the class object.</text:p>
      <text:p text:style-name="P7"><text:tab/> * <text:span text:style-name="T1">@param</text:span> mixed $key = object key.</text:p>
      <text:p text:style-name="P7"><text:tab/> * <text:span text:style-name="T1">@param</text:span> mixed $data = (optional) object data.</text:p>
      <text:p text:style-name="P26"><text:tab/> * <text:span text:style-name="T1">@param</text:span> boolean $ndetail = (optional) detail flag </text:p>
      <text:p text:style-name="P26"><text:tab/> * <text:s text:c="26"/>(true = include links, false = no links)</text:p>
      <text:p text:style-name="P7"><text:tab/> */</text:p>
      <text:p text:style-name="P7"><text:tab/>public function __construct($key, $data=null, $ndetail=false)</text:p>
      <text:p text:style-name="P7"><text:tab/>{</text:p>
      <text:p text:style-name="P7"><text:tab/><text:tab/>parent::__construct($key, $data, self::RED);</text:p>
      <text:p text:style-name="P7"/>
      <text:p text:style-name="P7"><text:tab/><text:tab/>$this-&gt;ndetail = $ndetail;</text:p>
      <text:p text:style-name="P7"><text:tab/>}</text:p>
      <text:p text:style-name="P7"/>
      <text:p text:style-name="P7"/>
      <text:p text:style-name="P25"><text:tab/>/**</text:p>
      <text:p text:style-name="P7"><text:tab/> * __destruct</text:p>
      <text:p text:style-name="P7"><text:tab/> *</text:p>
      <text:p text:style-name="P7"><text:tab/> * Class destructor.</text:p>
      <text:p text:style-name="P7"><text:tab/> */</text:p>
      <text:p text:style-name="P7"><text:tab/>public function __destruct()</text:p>
      <text:p text:style-name="P7"><text:tab/>{</text:p>
      <text:p text:style-name="P7"><text:tab/><text:tab/>parent::__destruct();</text:p>
      <text:p text:style-name="P7"><text:tab/>}</text:p>
      <text:p text:style-name="P7"/>
      <text:p text:style-name="P7"><text:tab/>/**</text:p>
      <text:p text:style-name="P7"><text:tab/> * key.</text:p>
      <text:p text:style-name="P7"><text:tab/> *</text:p>
      <text:p text:style-name="P7"><text:tab/> * (Sets and returns) the node key.</text:p>
      <text:p text:style-name="P7"><text:tab/> * <text:span text:style-name="T1">@param</text:span> mixed $key = (optional) key to set, null to query only.</text:p>
      <text:p text:style-name="P7"><text:tab/> * <text:span text:style-name="T1">@return</text:span> mixed $key</text:p>
      <text:p text:style-name="P7"><text:tab/> */</text:p>
      <text:p text:style-name="P7"><text:tab/>public function key($key=null)</text:p>
      <text:p text:style-name="P7"><text:tab/>{</text:p>
      <text:p text:style-name="P7"><text:tab/><text:tab/>if ($key !== null)</text:p>
      <text:p text:style-name="P7"><text:tab/><text:tab/>{</text:p>
      <text:p text:style-name="P7"><text:tab/><text:tab/><text:tab/>$this-&gt;nkey = $key;</text:p>
      <text:p text:style-name="P7"><text:tab/><text:tab/>}</text:p>
      <text:p text:style-name="P7"><text:tab/><text:tab/>return $this-&gt;nkey;</text:p>
      <text:p text:style-name="P7"><text:tab/>}</text:p>
      <text:p text:style-name="P7"/>
      <text:p text:style-name="P7"><text:tab/>/**</text:p>
      <text:p text:style-name="P7"><text:tab/> * data.</text:p>
      <text:p text:style-name="P7"><text:tab/> *</text:p>
      <text:p text:style-name="P7"><text:tab/> * (Sets and) returns the node data value.</text:p>
      <text:p text:style-name="P7"><text:tab/> * <text:span text:style-name="T1">@param</text:span> mixed $data = (optional) value of the data to set, null to query.</text:p>
      <text:p text:style-name="P7"><text:tab/> * <text:span text:style-name="T1">@return</text:span> $data</text:p>
      <text:p text:style-name="P7"><text:tab/> */</text:p>
      <text:p text:style-name="P7"><text:tab/>public function data($data=null)</text:p>
      <text:p text:style-name="P7"><text:tab/>{</text:p>
      <text:p text:style-name="P7"><text:tab/><text:tab/>if ($data !== null)</text:p>
      <text:p text:style-name="P7"><text:tab/><text:tab/>{</text:p>
      <text:p text:style-name="P7"><text:tab/><text:tab/><text:tab/>if ($data === 'null')</text:p>
      <text:p text:style-name="P7"><text:tab/><text:tab/><text:tab/>{</text:p>
      <text:p text:style-name="P7"><text:tab/><text:tab/><text:tab/><text:tab/>$data = null;</text:p>
      <text:p text:style-name="P7"><text:tab/><text:tab/><text:tab/>}</text:p>
      <text:p text:style-name="P7"/>
      <text:p text:style-name="P7"><text:tab/><text:tab/><text:tab/>$this-&gt;ndata = $data;</text:p>
      <text:p text:style-name="P7"><text:tab/><text:tab/>}</text:p>
      <text:p text:style-name="P7"><text:tab/><text:tab/>return $this-&gt;ndata;</text:p>
      <text:p text:style-name="P7"><text:tab/>}</text:p>
      <text:p text:style-name="P7"/>
      <text:p text:style-name="P7"><text:tab/>/**</text:p>
      <text:p text:style-name="P7"><text:tab/> * setNull.</text:p>
      <text:p text:style-name="P7"><text:tab/> *</text:p>
      <text:p text:style-name="P7"><text:tab/> * Set the node data value to null.</text:p>
      <text:p text:style-name="P7"><text:tab/> * <text:span text:style-name="T1">@return</text:span> null</text:p>
      <text:p text:style-name="P7"><text:tab/> */</text:p>
      <text:p text:style-name="P7"><text:tab/>public function setNull()</text:p>
      <text:p text:style-name="P7"><text:tab/>{</text:p>
      <text:p text:style-name="P7"><text:tab/><text:tab/>$this-&gt;ndata = null;</text:p>
      <text:p text:style-name="P7"><text:tab/>}</text:p>
      <text:p text:style-name="P7"/>
      <text:p text:style-name="P7"/>
      <text:p text:style-name="P25"><text:tab/>/**</text:p>
      <text:p text:style-name="P7"><text:tab/> * compare.</text:p>
      <text:p text:style-name="P7"><text:tab/> *</text:p>
      <text:p text:style-name="P7"><text:tab/> * Compare the supplied with the nodes key. <text:s/>Returns 0 if equal, 1 if &gt;, -1 if &lt;</text:p>
      <text:p text:style-name="P7"><text:tab/> * <text:span text:style-name="T1">@param</text:span> mixed $keyNode = node containing the key to be compared.</text:p>
      <text:p text:style-name="P7"><text:tab/> * <text:span text:style-name="T1">@return</text:span> integer 0 = equal, 1 = &gt;, -1 = &lt;</text:p>
      <text:p text:style-name="P7"><text:tab/> */</text:p>
      <text:p text:style-name="P7"><text:tab/>public function compare(self $keyNode)</text:p>
      <text:p text:style-name="P7"><text:tab/>{</text:p>
      <text:p text:style-name="P7"><text:tab/><text:tab/>return (($keyNode-&gt;nkey == $this-&gt;nkey) ? 0 : </text:p>
      <text:p text:style-name="P7"><text:tab/><text:tab/><text:tab/><text:tab/>(($keyNode-&gt;nkey &gt; $this-&gt;nkey) ? 1 : -1));</text:p>
      <text:p text:style-name="P7"><text:tab/>}</text:p>
      <text:p text:style-name="P7"/>
      <text:p text:style-name="P7"><text:tab/>/**</text:p>
      <text:p text:style-name="P7"><text:tab/> * left.</text:p>
      <text:p text:style-name="P7"><text:tab/> *</text:p>
      <text:p text:style-name="P7"><text:tab/> * (Sets and) returns the left child node.</text:p>
      <text:p text:style-name="P7"><text:tab/> * <text:span text:style-name="T1">@param</text:span> $link link to the left child (null to query).</text:p>
      <text:p text:style-name="P7"><text:tab/> * <text:span text:style-name="T1">@return</text:span> $link to the left pointer.</text:p>
      <text:p text:style-name="P7"><text:tab/> */</text:p>
      <text:p text:style-name="P7"><text:tab/>public function left($link=false)</text:p>
      <text:p text:style-name="P7"><text:tab/>{</text:p>
      <text:p text:style-name="P7"><text:tab/><text:tab/>if ($link !== false)</text:p>
      <text:p text:style-name="P7"><text:tab/><text:tab/>{</text:p>
      <text:p text:style-name="P7"><text:tab/><text:tab/><text:tab/>$this-&gt;nleft = $link;</text:p>
      <text:p text:style-name="P7"><text:tab/><text:tab/>}</text:p>
      <text:p text:style-name="P7"><text:tab/><text:tab/>return $this-&gt;nleft;</text:p>
      <text:p text:style-name="P7"><text:tab/>}</text:p>
      <text:p text:style-name="P7"/>
      <text:p text:style-name="P7"><text:tab/>/**</text:p>
      <text:p text:style-name="P7"><text:tab/> * right.</text:p>
      <text:p text:style-name="P7"><text:tab/> *</text:p>
      <text:p text:style-name="P7"><text:tab/> * (Sets and) returns the right child node.</text:p>
      <text:p text:style-name="P7"><text:tab/> * <text:span text:style-name="T1">@param</text:span> $link (optional) pointer to the right child, null to query only.</text:p>
      <text:p text:style-name="P7"><text:tab/> * <text:span text:style-name="T1">@return</text:span> unknown_type</text:p>
      <text:p text:style-name="P7"><text:tab/> */</text:p>
      <text:p text:style-name="P7"><text:tab/>public function right($link=false)</text:p>
      <text:p text:style-name="P7"><text:tab/>{</text:p>
      <text:p text:style-name="P7"><text:tab/><text:tab/>if ($link !== false)</text:p>
      <text:p text:style-name="P7"><text:tab/><text:tab/>{</text:p>
      <text:p text:style-name="P7"><text:tab/><text:tab/><text:tab/>$this-&gt;nright = $link;</text:p>
      <text:p text:style-name="P7"><text:tab/><text:tab/>}</text:p>
      <text:p text:style-name="P7"><text:tab/><text:tab/>return $this-&gt;nright;</text:p>
      <text:p text:style-name="P7"><text:tab/>}</text:p>
      <text:p text:style-name="P7"/>
      <text:p text:style-name="P7"><text:tab/>/**</text:p>
      <text:p text:style-name="P7"><text:tab/> * flag.</text:p>
      <text:p text:style-name="P7"><text:tab/> *</text:p>
      <text:p text:style-name="P7"><text:tab/> * (Sets and) returns the flag.</text:p>
      <text:p text:style-name="P7"><text:tab/> * <text:span text:style-name="T1">@param</text:span> $flag = RED or BLACK</text:p>
      <text:p text:style-name="P7"><text:tab/> * <text:span text:style-name="T1">@return</text:span> $flag = flag setting</text:p>
      <text:p text:style-name="P7"><text:tab/> */</text:p>
      <text:p text:style-name="P7"><text:tab/>public function flag($flag=null)</text:p>
      <text:p text:style-name="P7"><text:tab/>{</text:p>
      <text:p text:style-name="P7"><text:tab/><text:tab/>if ($flag !== null)</text:p>
      <text:p text:style-name="P7"><text:tab/><text:tab/>{</text:p>
      <text:p text:style-name="P7"><text:tab/><text:tab/><text:tab/>$this-&gt;nflag = $flag;</text:p>
      <text:p text:style-name="P7"><text:tab/><text:tab/>}</text:p>
      <text:p text:style-name="P7"><text:tab/><text:tab/>return $this-&gt;nflag;</text:p>
      <text:p text:style-name="P7"><text:tab/>}</text:p>
      <text:p text:style-name="P7"/>
      <text:p text:style-name="P7"><text:soft-page-break/><text:tab/>/**</text:p>
      <text:p text:style-name="P7"><text:tab/> * showDetail.</text:p>
      <text:p text:style-name="P7"><text:tab/> *</text:p>
      <text:p text:style-name="P7"><text:tab/> * (Sets and) returns the detail flag.</text:p>
      <text:p text:style-name="P7"><text:tab/> * <text:span text:style-name="T1">@param</text:span> boolean $detail = (optional) boolean flag setting, null to query</text:p>
      <text:p text:style-name="P7"><text:tab/> * <text:span text:style-name="T1">@return</text:span> boolean $detail = detail setting</text:p>
      <text:p text:style-name="P7"><text:tab/> */</text:p>
      <text:p text:style-name="P7"><text:tab/>public function showDetail($detail=null)</text:p>
      <text:p text:style-name="P7"><text:tab/>{</text:p>
      <text:p text:style-name="P7"><text:tab/><text:tab/>if ($detail !== null)</text:p>
      <text:p text:style-name="P7"><text:tab/><text:tab/>{</text:p>
      <text:p text:style-name="P7"><text:tab/><text:tab/><text:tab/>$this-&gt;ndetail = $detail;</text:p>
      <text:p text:style-name="P7"><text:tab/><text:tab/>}</text:p>
      <text:p text:style-name="P7"><text:tab/><text:tab/>return $this-&gt;ndetail;</text:p>
      <text:p text:style-name="P7"><text:tab/>}</text:p>
      <text:p text:style-name="P7"/>
      <text:p text:style-name="P7"><text:tab/>/**</text:p>
      <text:p text:style-name="P7"><text:tab/> * __toString</text:p>
      <text:p text:style-name="P7"><text:tab/> *</text:p>
      <text:p text:style-name="P7"><text:tab/> * Return printable string of the data</text:p>
      <text:p text:style-name="P7"><text:tab/> * <text:span text:style-name="T1">@return</text:span> string printable data string</text:p>
      <text:p text:style-name="P7"><text:tab/> */</text:p>
      <text:p text:style-name="P7"><text:tab/>public function __toString()</text:p>
      <text:p text:style-name="P7"><text:tab/>{</text:p>
      <text:p text:style-name="P7"><text:tab/><text:tab/>$key = $this-&gt;nkey;</text:p>
      <text:p text:style-name="P7"><text:tab/><text:tab/>$data = $this-&gt;ndata;</text:p>
      <text:p text:style-name="P7"/>
      <text:p text:style-name="P7"><text:tab/><text:tab/>if (strtolower(trim($key)) == 'password')</text:p>
      <text:p text:style-name="P7"><text:tab/><text:tab/>{</text:p>
      <text:p text:style-name="P7"><text:tab/><text:tab/><text:tab/>$data = str_repeat('*', strlen($data));</text:p>
      <text:p text:style-name="P7"><text:tab/><text:tab/>}</text:p>
      <text:p text:style-name="P7"/>
      <text:p text:style-name="P7"><text:tab/><text:tab/>if (is_object($data))</text:p>
      <text:p text:style-name="P7"><text:tab/><text:tab/>{</text:p>
      <text:p text:style-name="P7"><text:tab/><text:tab/><text:tab/>$data = get_class($data);</text:p>
      <text:p text:style-name="P7"><text:tab/><text:tab/>}</text:p>
      <text:p text:style-name="P7"/>
      <text:p text:style-name="P7"><text:tab/><text:tab/>if ($this-&gt;ndetail)</text:p>
      <text:p text:style-name="P7"><text:tab/><text:tab/>{</text:p>
      <text:p text:style-name="P7"><text:tab/><text:tab/><text:tab/>return sprintf("%s = %s, left = %s, right = %s, flag = %s",</text:p>
      <text:p text:style-name="P7"><text:tab/><text:tab/><text:tab/><text:tab/>$key,</text:p>
      <text:p text:style-name="P7"><text:tab/><text:tab/><text:tab/><text:tab/>$data,</text:p>
      <text:p text:style-name="P7"><text:tab/><text:tab/><text:tab/><text:tab/>(($this-&gt;left() === null) ? 'null' : $this-&gt;left()-&gt;key()),</text:p>
      <text:p text:style-name="P7"><text:tab/><text:tab/><text:tab/><text:tab/>(($this-&gt;right() === null) ? 'null' : $this-&gt;right()-&gt;key()),</text:p>
      <text:p text:style-name="P7"><text:tab/><text:tab/><text:tab/><text:tab/>($this-&gt;flag() ? 'RED' : 'BLACK'));</text:p>
      <text:p text:style-name="P7"><text:tab/><text:tab/>}</text:p>
      <text:p text:style-name="P7"><text:tab/><text:tab/></text:p>
      <text:p text:style-name="P7"><text:tab/><text:tab/>return sprintf("%s = %s", $key, $data);</text:p>
      <text:p text:style-name="P7"><text:tab/>}</text:p>
      <text:p text:style-name="P28"/>
      <text:p text:style-name="P28"/>
      <text:p text:style-name="P27"><text:tab/> /**</text:p>
      <text:p text:style-name="P7"><text:tab/> * __get</text:p>
      <text:p text:style-name="P7"><text:tab/> *</text:p>
      <text:p text:style-name="P7"><text:tab/> * override the __get method to provide direct access to properties via methods</text:p>
      <text:p text:style-name="P7"><text:tab/> * <text:span text:style-name="T1">@param</text:span> string $key = the property to get</text:p>
      <text:p text:style-name="P7"><text:tab/> * <text:span text:style-name="T1">@return</text:span> mixed</text:p>
      <text:p text:style-name="P7"><text:tab/> */</text:p>
      <text:p text:style-name="P7"><text:tab/>public function __get($key)</text:p>
      <text:p text:style-name="P7"><text:tab/>{</text:p>
      <text:p text:style-name="P7"><text:tab/><text:tab/>if (method_exists($this, $key))</text:p>
      <text:p text:style-name="P7"><text:tab/><text:tab/>{</text:p>
      <text:p text:style-name="P7"><text:tab/><text:tab/><text:tab/>return $this-&gt;{$key}();</text:p>
      <text:p text:style-name="P7"><text:tab/><text:tab/>}</text:p>
      <text:p text:style-name="P7"/>
      <text:p text:style-name="P7"><text:tab/><text:tab/>return null;</text:p>
      <text:p text:style-name="P7"><text:tab/>}</text:p>
      <text:p text:style-name="P7"/>
      <text:p text:style-name="P7"><text:tab/>/**</text:p>
      <text:p text:style-name="P7"><text:tab/> * __set</text:p>
      <text:p text:style-name="P7"><text:tab/> *</text:p>
      <text:p text:style-name="P7"><text:tab/> * override the __set method</text:p>
      <text:p text:style-name="P7"><text:tab/> * <text:span text:style-name="T1">@param</text:span> string $key = name of the property/method</text:p>
      <text:p text:style-name="P7"><text:tab/> * <text:span text:style-name="T1">@param</text:span> mixed $data = key value</text:p>
      <text:p text:style-name="P7"><text:tab/> */</text:p>
      <text:p text:style-name="P7"><text:tab/>public function __set($key, $data)</text:p>
      <text:p text:style-name="P7"><text:tab/>{</text:p>
      <text:p text:style-name="P7"><text:tab/><text:tab/>if (method_exists($this, $key))</text:p>
      <text:p text:style-name="P7"><text:tab/><text:tab/>{</text:p>
      <text:p text:style-name="P7"><text:tab/><text:tab/><text:tab/>$this-&gt;{$key}($data);</text:p>
      <text:p text:style-name="P7"><text:tab/><text:tab/>}</text:p>
      <text:p text:style-name="P7"><text:tab/>}</text:p>
      <text:p text:style-name="P7"/>
      <text:p text:style-name="Code_20_Listing">}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OpenSymbol" svg:font-family="OpenSymbol"/>
    <style:font-face style:name="Monospace" svg:font-family="Monospace" style:font-pitch="fixed"/>
    <style:font-face style:name="DejaVu Sans Mono" svg:font-family="'DejaVu Sans Mono'" style:font-adornments="Bold" style:font-family-generic="modern" style:font-pitch="fixed"/>
    <style:font-face style:name="DejaVu Serif2" svg:font-family="'DejaVu Serif'" style:font-family-generic="roman" style:font-pitch="variable"/>
    <style:font-face style:name="DejaVu Serif1" svg:font-family="'DejaVu Serif'" style:font-adornments="Bold" style:font-family-generic="roman" style:font-pitch="variable"/>
    <style:font-face style:name="DejaVu Serif3" svg:font-family="'DejaVu Serif'" style:font-adornments="Bold Italic" style:font-family-generic="roman" style:font-pitch="variable"/>
    <style:font-face style:name="DejaVu Serif" svg:font-family="'DejaVu Serif'" style:font-adornments="Book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0000ff" style:font-name="DejaVu Serif" fo:font-size="11pt" fo:font-weight="normal" style:font-weight-asian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Class_20_Title" style:display-name="Class Title" style:family="paragraph" style:parent-style-name="Standard" style:default-outline-level="1">
      <style:paragraph-properties style:shadow="none">
        <style:tab-stops/>
      </style:paragraph-properties>
      <style:text-properties fo:color="#0000ff" style:font-name="DejaVu Serif2" fo:font-size="20pt" fo:font-weight="bold" style:font-size-asian="20pt" style:font-weight-asian="bold" style:font-size-complex="20pt" style:font-weight-complex="bold"/>
    </style:style>
    <style:style style:name="Class_20_Description" style:display-name="Class Description" style:family="paragraph" style:parent-style-name="Standard">
      <style:text-properties fo:color="#0000ff" style:font-name="DejaVu Serif2" fo:font-size="12pt" fo:font-weight="normal" style:font-size-asian="12pt" style:font-weight-asian="normal" style:font-size-complex="12pt" style:font-weight-complex="normal"/>
    </style:style>
    <style:style style:name="Criteria_20_Title" style:display-name="Criteria Title" style:family="paragraph" style:parent-style-name="Standard" style:next-style-name="Standard" style:default-outline-level="2">
      <style:paragraph-properties fo:margin-left="0cm" fo:margin-right="0cm" fo:text-indent="0cm" style:auto-text-indent="false"/>
      <style:text-properties fo:color="#0000ff" style:font-name="DejaVu Serif" fo:font-size="12pt" style:text-underline-style="none" fo:font-weight="bold" style:font-weight-asian="normal"/>
    </style:style>
    <style:style style:name="Criteria_20_Body" style:display-name="Criteria Body" style:family="paragraph" style:parent-style-name="Standard" style:next-style-name="Standard">
      <style:paragraph-properties fo:margin-left="0.7cm" fo:margin-right="0cm" fo:text-indent="0cm" style:auto-text-indent="false"/>
      <style:text-properties fo:font-size="11pt"/>
    </style:style>
    <style:style style:name="Coding_20_Body" style:display-name="Coding Body" style:family="paragraph" style:parent-style-name="Standard">
      <style:paragraph-properties fo:margin-left="0.7cm" fo:margin-right="0cm" fo:text-indent="0cm" style:auto-text-indent="false"/>
      <style:text-properties fo:font-size="11pt"/>
    </style:style>
    <style:style style:name="Coding_20_Title" style:display-name="Coding Title" style:family="paragraph" style:next-style-name="Coding_20_Body" style:default-outline-level="3">
      <style:paragraph-properties fo:margin-left="0cm" fo:margin-right="0cm" fo:text-indent="0cm" style:auto-text-indent="false"/>
      <style:text-properties fo:color="#0000ff" style:font-name="DejaVu Serif1" fo:font-size="12pt" style:text-underline-style="none" fo:font-weight="bold" style:font-size-asian="12pt" style:font-weight-asian="normal" style:font-size-complex="12pt" style:font-weight-complex="bold"/>
    </style:style>
    <style:style style:name="Coding_20_Indent" style:display-name="Coding Indent" style:family="paragraph" style:parent-style-name="Coding_20_Body" style:next-style-name="Coding_20_Body">
      <style:paragraph-properties fo:margin-left="1.199cm" fo:margin-right="0cm" fo:text-indent="0cm" style:auto-text-indent="false"/>
      <style:text-properties fo:font-size="10pt" fo:font-style="italic" fo:font-weight="bold"/>
    </style:style>
    <style:style style:name="Method_20_Title" style:display-name="Method Title" style:family="paragraph" style:default-outline-level="5">
      <style:paragraph-properties fo:margin-left="0cm" fo:margin-right="0cm" fo:text-indent="0cm" style:auto-text-indent="false"/>
      <style:text-properties fo:color="#0000ff" style:font-name="DejaVu Serif1" style:text-underline-style="none" fo:font-weight="bold" style:font-weight-asian="normal"/>
    </style:style>
    <style:style style:name="Method_20_Body" style:display-name="Method Body" style:family="paragraph" style:parent-style-name="Standard">
      <style:paragraph-properties fo:margin-left="0.7cm" fo:margin-right="0cm" fo:text-indent="0cm" style:auto-text-indent="false"/>
      <style:text-properties style:font-weight-asian="normal"/>
    </style:style>
    <style:style style:name="Method_20_Code_20_Listing" style:display-name="Method Code Listing" style:family="paragraph" style:parent-style-name="Method_20_Body">
      <style:paragraph-properties fo:margin-left="1.199cm" fo:margin-right="0cm" fo:text-indent="0cm" style:auto-text-indent="false"/>
      <style:text-properties fo:color="#000080" style:font-name="DejaVu Sans Mono" fo:font-size="9pt" fo:font-weight="bold" style:font-weight-asian="normal"/>
    </style:style>
    <style:style style:name="Method_20_Indent" style:display-name="Method Indent" style:family="paragraph" style:parent-style-name="Coding_20_Indent">
      <style:text-properties fo:font-size="11pt" fo:font-style="normal" fo:font-weight="normal" style:font-weight-asian="normal"/>
    </style:style>
    <style:style style:name="Frame_20_contents" style:display-name="Frame contents" style:family="paragraph" style:parent-style-name="Text_20_body" style:class="extra"/>
    <style:style style:name="Code_20_Listing" style:display-name="Code Listing" style:family="paragraph" style:parent-style-name="Method_20_Body">
      <style:paragraph-properties fo:margin-left="0.3cm" fo:margin-right="0cm" fo:text-indent="0cm" style:auto-text-indent="false"/>
      <style:text-properties fo:color="#0000ff" style:font-name="DejaVu Sans Mono" fo:font-size="9pt" fo:font-weight="bold" style:font-weight-asian="normal"/>
    </style:style>
    <style:style style:name="Class_20_Footer" style:display-name="Class Footer" style:family="paragraph" style:parent-style-name="Standard" style:master-page-name="">
      <style:paragraph-properties style:page-number="auto" fo:background-color="transparent" fo:padding="0.049cm" fo:border="0.002cm solid #0000ff" style:shadow="none" text:number-lines="false" text:line-number="0">
        <style:tab-stops/>
        <style:background-image/>
      </style:paragraph-properties>
      <style:text-properties fo:font-size="9pt" fo:font-weight="bold" style:font-weight-asian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ethod_20_Table_20_Description" style:display-name="Method Table Description" style:family="paragraph" style:parent-style-name="Method_20_Body">
      <style:paragraph-properties fo:margin-left="0cm" fo:margin-right="0cm" fo:text-indent="0cm" style:auto-text-indent="false"/>
      <style:text-properties style:font-weight-asian="normal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Method_20_Listing_20_Title" style:display-name="Method Listing Title" style:family="paragraph" style:parent-style-name="Method_20_Title" style:default-outline-level="4"/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Class_20_Default" style:display-name="Class Default" style:family="paragraph">
      <style:text-properties style:font-name="DejaVu Serif" fo:font-size="11pt" style:font-weight-asian="normal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color="#0000ff"/>
    </style:style>
    <style:style style:name="Class_20_Variables" style:display-name="Class Variables" style:family="text">
      <style:text-properties fo:color="#0000ff" style:font-name="DejaVu Serif3" fo:font-size="10.5pt" fo:font-style="italic" fo:font-weight="bold" style:font-weight-asian="normal"/>
    </style:style>
    <style:style style:name="Internet_20_link" style:display-name="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Visited_20_Internet_20_Link" style:display-name="Visited Internet Link" style:family="text">
      <style:text-properties fo:color="#0000ff" style:font-name="DejaVu Serif1" fo:font-size="11pt" fo:language="zxx" fo:country="none" style:text-underline-style="none" fo:font-weight="bold" style:language-asian="zxx" style:country-asian="none" style:font-weight-asian="normal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ariables" style:family="text">
      <style:text-properties fo:color="#0000ff" style:font-name="DejaVu Serif" fo:font-size="11pt" style:font-weight-asian="norma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Method_20_Frame" style:display-name="Method Frame" style:family="graphic">
      <style:graphic-properties svg:width="15.118cm" fo:min-height="1.783cm" text:anchor-type="paragraph" svg:x="1.236cm" svg:y="0.201cm" fo:margin-left="0.201cm" fo:margin-right="0.201cm" fo:margin-top="0.201cm" fo:margin-bottom="0.201cm" style:protect="content" style:wrap="parallel" style:number-wrapped-paragraphs="no-limit" style:wrap-contour="false" style:vertical-pos="top" style:vertical-rel="paragraph-content" style:horizontal-pos="center" style:horizontal-rel="paragraph" fo:background-color="#ff8080" style:background-transparency="80%" fo:padding="0.15cm" fo:border="0.002cm solid #000000" style:shadow="none" style:editable="true" style:writing-mode="lr-tb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Class_20_Footer">
      <style:text-properties fo:background-color="#fffff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998cm" fo:margin-left="0cm" fo:margin-right="0cm" fo:margin-top="0.499cm" style:shadow="none" fo:background-color="#ffffff" style:dynamic-spacing="false">
          <style:background-image/>
        </style:header-footer-properties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footer>
        <text:p text:style-name="MP1">PHPProjectLib <text:tab/>LLRBTree\LLRBNode<text:tab/><text:tab/><text:page-number text:select-page="current">21</text:page-number><text:tab/><text:tab/><text:tab/><text:date style:data-style-name="N76" text:date-value="2012-08-22T21:25:42">August 22, 2012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12T12:20:05</meta:creation-date>
    <dc:title>ClassDefault</dc:title>
    <meta:editing-duration>PT27H15M28S</meta:editing-duration>
    <meta:editing-cycles>99</meta:editing-cycles>
    <meta:generator>OpenOffice.org/3.2$Linux OpenOffice.org_project/320m12$Build-9483</meta:generator>
    <meta:initial-creator>Jay Wheeler</meta:initial-creator>
    <dc:date>2012-08-22T21:25:42</dc:date>
    <dc:creator>Jay Wheeler</dc:creator>
    <meta:document-statistic meta:table-count="17" meta:image-count="0" meta:object-count="0" meta:page-count="21" meta:paragraph-count="636" meta:word-count="2534" meta:character-count="15508"/>
    <meta:template xlink:type="simple" xlink:actuate="onRequest" xlink:title="ClassDefault" xlink:href="../ClassDefault.ott" meta:date="2012-06-12T12:20:04"/>
  </office:meta>
</office:document-meta>
</file>